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fo:language="tr" fo:country="TR" officeooo:rsid="001aa643" officeooo:paragraph-rsid="001aa643"/>
    </style:style>
    <style:style style:name="P2" style:family="paragraph" style:parent-style-name="Standard">
      <style:paragraph-properties fo:text-align="justify" style:justify-single-word="false"/>
      <style:text-properties fo:language="tr" fo:country="TR" officeooo:paragraph-rsid="001aa643"/>
    </style:style>
    <style:style style:name="P3" style:family="paragraph" style:parent-style-name="Standard">
      <style:paragraph-properties fo:text-align="justify" style:justify-single-word="false"/>
      <style:text-properties fo:language="tr" fo:country="TR"/>
    </style:style>
    <style:style style:name="P4" style:family="paragraph" style:parent-style-name="Standard">
      <style:paragraph-properties fo:text-align="justify" style:justify-single-word="false"/>
      <style:text-properties fo:language="tr" fo:country="TR" officeooo:paragraph-rsid="002ed36f"/>
    </style:style>
    <style:style style:name="P5" style:family="paragraph" style:parent-style-name="Standard">
      <style:paragraph-properties fo:text-align="justify" style:justify-single-word="false"/>
      <style:text-properties fo:language="tr" fo:country="TR" officeooo:paragraph-rsid="003168ce"/>
    </style:style>
    <style:style style:name="P6" style:family="paragraph" style:parent-style-name="Standard">
      <style:paragraph-properties fo:text-align="justify" style:justify-single-word="false"/>
      <style:text-properties fo:language="tr" fo:country="TR" officeooo:paragraph-rsid="00384e39"/>
    </style:style>
    <style:style style:name="P7" style:family="paragraph" style:parent-style-name="Standard">
      <style:paragraph-properties fo:text-align="justify" style:justify-single-word="false"/>
      <style:text-properties fo:language="tr" fo:country="TR" officeooo:rsid="00319a5d" officeooo:paragraph-rsid="00319a5d"/>
    </style:style>
    <style:style style:name="P8" style:family="paragraph" style:parent-style-name="Standard">
      <style:paragraph-properties fo:text-align="justify" style:justify-single-word="false"/>
      <style:text-properties fo:language="tr" fo:country="TR" officeooo:rsid="002ed36f" officeooo:paragraph-rsid="002ed36f"/>
    </style:style>
    <style:style style:name="P9" style:family="paragraph" style:parent-style-name="Standard">
      <style:paragraph-properties fo:text-align="justify" style:justify-single-word="false"/>
      <style:text-properties fo:language="tr" fo:country="TR" officeooo:rsid="001dcc52" officeooo:paragraph-rsid="003168ce"/>
    </style:style>
    <style:style style:name="P10" style:family="paragraph" style:parent-style-name="Standard">
      <style:text-properties fo:language="tr" fo:country="TR"/>
    </style:style>
    <style:style style:name="P11" style:family="paragraph" style:parent-style-name="Standard">
      <style:paragraph-properties fo:text-align="justify" style:justify-single-word="false"/>
      <style:text-properties fo:language="tr" fo:country="TR" officeooo:rsid="0051df48" officeooo:paragraph-rsid="0052bf5d"/>
    </style:style>
    <style:style style:name="P12" style:family="paragraph" style:parent-style-name="Standard">
      <style:paragraph-properties fo:text-align="justify" style:justify-single-word="false"/>
      <style:text-properties officeooo:paragraph-rsid="004da0d9"/>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603065"/>
    </style:style>
    <style:style style:name="P15" style:family="paragraph" style:parent-style-name="Standard">
      <style:paragraph-properties fo:text-align="justify" style:justify-single-word="false"/>
      <style:text-properties officeooo:paragraph-rsid="006a95af"/>
    </style:style>
    <style:style style:name="P16" style:family="paragraph" style:parent-style-name="Standard">
      <style:paragraph-properties fo:text-align="justify" style:justify-single-word="false"/>
      <style:text-properties officeooo:paragraph-rsid="006da26f"/>
    </style:style>
    <style:style style:name="P17" style:family="paragraph" style:parent-style-name="Standard">
      <style:paragraph-properties fo:text-align="justify" style:justify-single-word="false"/>
      <style:text-properties fo:language="tr" fo:country="TR" officeooo:paragraph-rsid="00700518"/>
    </style:style>
    <style:style style:name="P18" style:family="paragraph" style:parent-style-name="Standard">
      <style:paragraph-properties fo:text-align="justify" style:justify-single-word="false"/>
      <style:text-properties fo:language="tr" fo:country="TR" officeooo:paragraph-rsid="002ed36f"/>
    </style:style>
    <style:style style:name="P19" style:family="paragraph" style:parent-style-name="Standard">
      <style:paragraph-properties fo:text-align="justify" style:justify-single-word="false"/>
      <style:text-properties fo:language="tr" fo:country="TR" officeooo:paragraph-rsid="00728448"/>
    </style:style>
    <style:style style:name="T1" style:family="text">
      <style:text-properties officeooo:rsid="001aa643"/>
    </style:style>
    <style:style style:name="T2" style:family="text">
      <style:text-properties officeooo:rsid="001d2b02"/>
    </style:style>
    <style:style style:name="T3" style:family="text">
      <style:text-properties officeooo:rsid="002ed36f"/>
    </style:style>
    <style:style style:name="T4" style:family="text">
      <style:text-properties fo:language="tr" fo:country="TR" officeooo:rsid="00442bfa"/>
    </style:style>
    <style:style style:name="T5" style:family="text">
      <style:text-properties fo:language="tr" fo:country="TR" officeooo:rsid="00455327"/>
    </style:style>
    <style:style style:name="T6" style:family="text">
      <style:text-properties fo:language="tr" fo:country="TR" officeooo:rsid="0048629b"/>
    </style:style>
    <style:style style:name="T7" style:family="text">
      <style:text-properties fo:language="tr" fo:country="TR" officeooo:rsid="004bbc46"/>
    </style:style>
    <style:style style:name="T8" style:family="text">
      <style:text-properties fo:language="tr" fo:country="TR" officeooo:rsid="004da0d9"/>
    </style:style>
    <style:style style:name="T9" style:family="text">
      <style:text-properties fo:language="tr" fo:country="TR" officeooo:rsid="0051df48"/>
    </style:style>
    <style:style style:name="T10" style:family="text">
      <style:text-properties fo:language="tr" fo:country="TR" officeooo:rsid="00537116"/>
    </style:style>
    <style:style style:name="T11" style:family="text">
      <style:text-properties fo:language="tr" fo:country="TR" officeooo:rsid="005447e2"/>
    </style:style>
    <style:style style:name="T12" style:family="text">
      <style:text-properties fo:language="tr" fo:country="TR" officeooo:rsid="00573881"/>
    </style:style>
    <style:style style:name="T13" style:family="text">
      <style:text-properties fo:language="tr" fo:country="TR" officeooo:rsid="0058589e"/>
    </style:style>
    <style:style style:name="T14" style:family="text">
      <style:text-properties fo:language="tr" fo:country="TR" officeooo:rsid="005f4ac4"/>
    </style:style>
    <style:style style:name="T15" style:family="text">
      <style:text-properties fo:language="tr" fo:country="TR" officeooo:rsid="00603065"/>
    </style:style>
    <style:style style:name="T16" style:family="text">
      <style:text-properties fo:language="tr" fo:country="TR" officeooo:rsid="006281ed"/>
    </style:style>
    <style:style style:name="T17" style:family="text">
      <style:text-properties fo:language="tr" fo:country="TR" officeooo:rsid="0061d987"/>
    </style:style>
    <style:style style:name="T18" style:family="text">
      <style:text-properties fo:language="tr" fo:country="TR" officeooo:rsid="0064f9b7"/>
    </style:style>
    <style:style style:name="T19" style:family="text">
      <style:text-properties fo:language="tr" fo:country="TR" officeooo:rsid="006c8486"/>
    </style:style>
    <style:style style:name="T20" style:family="text">
      <style:text-properties fo:language="tr" fo:country="TR" officeooo:rsid="006d079e"/>
    </style:style>
    <style:style style:name="T21" style:family="text">
      <style:text-properties fo:language="tr" fo:country="TR" officeooo:rsid="006d5f8d"/>
    </style:style>
    <style:style style:name="T22" style:family="text">
      <style:text-properties officeooo:rsid="00304953"/>
    </style:style>
    <style:style style:name="T23" style:family="text">
      <style:text-properties officeooo:rsid="0030ad84"/>
    </style:style>
    <style:style style:name="T24" style:family="text">
      <style:text-properties officeooo:rsid="001dcc52"/>
    </style:style>
    <style:style style:name="T25" style:family="text">
      <style:text-properties officeooo:rsid="003168ce"/>
    </style:style>
    <style:style style:name="T26" style:family="text">
      <style:text-properties officeooo:rsid="003f9883"/>
    </style:style>
    <style:style style:name="T27" style:family="text">
      <style:text-properties officeooo:rsid="0040ce71"/>
    </style:style>
    <style:style style:name="T28" style:family="text">
      <style:text-properties officeooo:rsid="0032b0da"/>
    </style:style>
    <style:style style:name="T29" style:family="text">
      <style:text-properties officeooo:rsid="001e5c5a"/>
    </style:style>
    <style:style style:name="T30" style:family="text">
      <style:text-properties officeooo:rsid="00384e39"/>
    </style:style>
    <style:style style:name="T31" style:family="text">
      <style:text-properties officeooo:rsid="0025d9ae"/>
    </style:style>
    <style:style style:name="T32" style:family="text">
      <style:text-properties officeooo:rsid="003abd4e"/>
    </style:style>
    <style:style style:name="T33" style:family="text">
      <style:text-properties officeooo:rsid="0026e878"/>
    </style:style>
    <style:style style:name="T34" style:family="text">
      <style:text-properties officeooo:rsid="00286bbf"/>
    </style:style>
    <style:style style:name="T35" style:family="text">
      <style:text-properties officeooo:rsid="0028cf53"/>
    </style:style>
    <style:style style:name="T36" style:family="text">
      <style:text-properties officeooo:rsid="002c0eb5"/>
    </style:style>
    <style:style style:name="T37" style:family="text">
      <style:text-properties officeooo:rsid="002c4ea4"/>
    </style:style>
    <style:style style:name="T38" style:family="text">
      <style:text-properties fo:color="#c9211e" loext:opacity="100%" fo:language="tr" fo:country="TR" officeooo:rsid="006281ed"/>
    </style:style>
    <style:style style:name="T39" style:family="text">
      <style:text-properties fo:font-style="italic" style:font-style-asian="italic"/>
    </style:style>
    <style:style style:name="T40" style:family="text">
      <style:text-properties officeooo:rsid="00700518"/>
    </style:style>
    <style:style style:name="T41" style:family="text">
      <style:text-properties officeooo:rsid="0071b3a9"/>
    </style:style>
    <style:style style:name="T42" style:family="text">
      <style:text-properties officeooo:rsid="0071bf9e"/>
    </style:style>
    <style:style style:name="T43" style:family="text">
      <style:text-properties officeooo:rsid="0072844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AYNAK ÖZETLERİ</text:p>
      <text:p text:style-name="P2"/>
      <text:p text:style-name="P8">1. Askeri Yayınlar</text:p>
      <text:p text:style-name="P4"/>
      <text:p text:style-name="P17"><text:span text:style-name="T1">ABD Kara Kuvvetleri Davranış ve Sosyal Bilimler Araştırma Enstitüsü tarafından hazırlanan bilimsel araştırma raporu</text:span><text:span text:style-name="T3">nda</text:span><text:span text:style-name="T1"> </text:span><text:reference-mark-start text:name="ZOTERO_ITEM CSL_CITATION {&quot;citationID&quot;:&quot;LpfNguDD&quot;,&quot;properties&quot;:{&quot;formattedCitation&quot;:&quot;[1]&quot;,&quot;plainCitation&quot;:&quot;[1]&quot;,&quot;dontUpdate&quot;:true,&quot;noteIndex&quot;:0},&quot;citationItems&quot;:[{&quot;id&quot;:18,&quot;uris&quot;:[&quot;http://zotero.org/users/18593329/items/SGCNM2WQ&quot;],&quot;itemData&quot;:{&quot;id&quot;:18,&quot;type&quot;:&quot;report&quot;,&quot;collection-title&quot;:&quot;Scientist Series&quot;,&quot;genre&quot;:&quot;Scientific Report&quot;,&quot;language&quot;:&quot;en&quot;,&quot;number&quot;:&quot;ARI-SS-SR 2024-17&quot;,&quot;publisher&quot;:&quot;U.S. Army Research Institute&quot;,&quot;title&quot;:&quot;An Assessment of Security and Survivability in a Decisive Action Training Environment&quot;,&quot;author&quot;:[{&quot;family&quot;:&quot;US Army&quot;,&quot;given&quot;:&quot;&quot;}],&quot;issued&quot;:{&quot;date-parts&quot;:[[&quot;2024&quot;]]}}}],&quot;schema&quot;:&quot;https://github.com/citation-style-language/schema/raw/master/csl-citation.json&quot;} RNDqd6GARE6YM"/><text:span text:style-name="T1">[1]</text:span><text:reference-mark-end text:name="ZOTERO_ITEM CSL_CITATION {&quot;citationID&quot;:&quot;LpfNguDD&quot;,&quot;properties&quot;:{&quot;formattedCitation&quot;:&quot;[1]&quot;,&quot;plainCitation&quot;:&quot;[1]&quot;,&quot;dontUpdate&quot;:true,&quot;noteIndex&quot;:0},&quot;citationItems&quot;:[{&quot;id&quot;:18,&quot;uris&quot;:[&quot;http://zotero.org/users/18593329/items/SGCNM2WQ&quot;],&quot;itemData&quot;:{&quot;id&quot;:18,&quot;type&quot;:&quot;report&quot;,&quot;collection-title&quot;:&quot;Scientist Series&quot;,&quot;genre&quot;:&quot;Scientific Report&quot;,&quot;language&quot;:&quot;en&quot;,&quot;number&quot;:&quot;ARI-SS-SR 2024-17&quot;,&quot;publisher&quot;:&quot;U.S. Army Research Institute&quot;,&quot;title&quot;:&quot;An Assessment of Security and Survivability in a Decisive Action Training Environment&quot;,&quot;author&quot;:[{&quot;family&quot;:&quot;US Army&quot;,&quot;given&quot;:&quot;&quot;}],&quot;issued&quot;:{&quot;date-parts&quot;:[[&quot;2024&quot;]]}}}],&quot;schema&quot;:&quot;https://github.com/citation-style-language/schema/raw/master/csl-citation.json&quot;} RNDqd6GARE6YM"/><text:span text:style-name="T1">, </text:span><text:span text:style-name="T3">o</text:span><text:span text:style-name="T1">perasyon sahasında </text:span><text:span text:style-name="T3">görevli askeri birliklerin <text:s/>taaruz, savunma ve operasyon bölgesi emniyeti konularındaki performanslarını arttırmalarına yönelik olarak yapılması gereken konular ele alınmış,</text:span><text:span text:style-name="T40"> </text:span><text:span text:style-name="T3">ayrıntılı değerlendirme formları oluşturulmuş,</text:span><text:span text:style-name="T40"> güvenlik ve sürdürülebilirlik (survivability) unsurları değerlendirilmiştir.</text:span></text:p>
      <text:p text:style-name="P16"/>
      <text:p text:style-name="P4"><text:span text:style-name="T2">ABD Kara Kuvvetleri’nin yayımlamış olduğu Komando El Kitabı (Ranger Handbook) </text:span><text:reference-mark-start text:name="ZOTERO_ITEM CSL_CITATION {&quot;citationID&quot;:&quot;1EKLGIdk&quot;,&quot;properties&quot;:{&quot;formattedCitation&quot;:&quot;[2]&quot;,&quot;plainCitation&quot;:&quot;[2]&quot;,&quot;noteIndex&quot;:0},&quot;citationItems&quot;:[{&quot;id&quot;:12,&quot;uris&quot;:[&quot;http://zotero.org/users/18593329/items/VI4GKWKM&quot;],&quot;itemData&quot;:{&quot;id&quot;:12,&quot;type&quot;:&quot;book&quot;,&quot;ISBN&quot;:&quot;978-0-359-09211-6&quot;,&quot;publisher&quot;:&quot;Lulu Press, Incorporated&quot;,&quot;title&quot;:&quot;Ranger Handbook  (TC 3-21.76)&quot;,&quot;URL&quot;:&quot;https://books.google.com.tr/books?id=HTJxDwAAQBAJ&quot;,&quot;author&quot;:[{&quot;family&quot;:&quot;Army&quot;,&quot;given&quot;:&quot;U.S.&quot;}],&quot;issued&quot;:{&quot;date-parts&quot;:[[&quot;2017&quot;]]}}}],&quot;schema&quot;:&quot;https://github.com/citation-style-language/schema/raw/master/csl-citation.json&quot;} RNDnvzqGzVWvN"/><text:span text:style-name="T2">[2]</text:span><text:reference-mark-end text:name="ZOTERO_ITEM CSL_CITATION {&quot;citationID&quot;:&quot;1EKLGIdk&quot;,&quot;properties&quot;:{&quot;formattedCitation&quot;:&quot;[2]&quot;,&quot;plainCitation&quot;:&quot;[2]&quot;,&quot;noteIndex&quot;:0},&quot;citationItems&quot;:[{&quot;id&quot;:12,&quot;uris&quot;:[&quot;http://zotero.org/users/18593329/items/VI4GKWKM&quot;],&quot;itemData&quot;:{&quot;id&quot;:12,&quot;type&quot;:&quot;book&quot;,&quot;ISBN&quot;:&quot;978-0-359-09211-6&quot;,&quot;publisher&quot;:&quot;Lulu Press, Incorporated&quot;,&quot;title&quot;:&quot;Ranger Handbook  (TC 3-21.76)&quot;,&quot;URL&quot;:&quot;https://books.google.com.tr/books?id=HTJxDwAAQBAJ&quot;,&quot;author&quot;:[{&quot;family&quot;:&quot;Army&quot;,&quot;given&quot;:&quot;U.S.&quot;}],&quot;issued&quot;:{&quot;date-parts&quot;:[[&quot;2017&quot;]]}}}],&quot;schema&quot;:&quot;https://github.com/citation-style-language/schema/raw/master/csl-citation.json&quot;} RNDnvzqGzVWvN"/> <text:span text:style-name="T3">isimli talimname, </text:span><text:span text:style-name="T2">Komando (Ranger) eğitimlerinin </text:span><text:span text:style-name="T3">ve operasyonlarının planlama, hazırlık, icra ve görev sonrası </text:span><text:span text:style-name="T41">safhalarında </text:span><text:span text:style-name="T3">yapılması gereken konuları detaylı bir şekilde ele al</text:span><text:span text:style-name="T41">mıştır.</text:span><text:span text:style-name="T3"> </text:span><text:span text:style-name="T41">D</text:span><text:span text:style-name="T3">ünyanın en zor eğitimlerinden biri olarak görülen Ranger Kursunda kursiyerlerin değerlendirilmesinde kullanılmakta olan kaynaktır.</text:span></text:p>
      <text:p text:style-name="P3"/>
      <text:p text:style-name="P3"><text:span text:style-name="T22">K</text:span><text:span text:style-name="T2">üçük birlik seviyesindeki birlikler</text:span><text:span text:style-name="T22">e</text:span><text:span text:style-name="T2"> taarruz ve savunmanın temellerini öğretmek maksadıyla yayımla</text:span><text:span text:style-name="T22">n</text:span><text:span text:style-name="T2">mış ol</text:span><text:span text:style-name="T22">an</text:span><text:span text:style-name="T2"> Piyade Manga ve Takımı </text:span><text:reference-mark-start text:name="ZOTERO_ITEM CSL_CITATION {&quot;citationID&quot;:&quot;4gYiA0XV&quot;,&quot;properties&quot;:{&quot;formattedCitation&quot;:&quot;[3]&quot;,&quot;plainCitation&quot;:&quot;[3]&quot;,&quot;noteIndex&quot;:0},&quot;citationItems&quot;:[{&quot;id&quot;:19,&quot;uris&quot;:[&quot;http://zotero.org/users/18593329/items/REJFD6B2&quot;],&quot;itemData&quot;:{&quot;id&quot;:19,&quot;type&quot;:&quot;book&quot;,&quot;title&quot;:&quot;NFANTRY RIFLE PLATOON AND SQUAD (ATP 3-21.8)&quot;,&quot;author&quot;:[{&quot;family&quot;:&quot;US Army&quot;,&quot;given&quot;:&quot;&quot;}],&quot;issued&quot;:{&quot;date-parts&quot;:[[&quot;2024&quot;]]}}}],&quot;schema&quot;:&quot;https://github.com/citation-style-language/schema/raw/master/csl-citation.json&quot;} RNDeKCe70sVP5"/><text:span text:style-name="T2">[3]</text:span><text:reference-mark-end text:name="ZOTERO_ITEM CSL_CITATION {&quot;citationID&quot;:&quot;4gYiA0XV&quot;,&quot;properties&quot;:{&quot;formattedCitation&quot;:&quot;[3]&quot;,&quot;plainCitation&quot;:&quot;[3]&quot;,&quot;noteIndex&quot;:0},&quot;citationItems&quot;:[{&quot;id&quot;:19,&quot;uris&quot;:[&quot;http://zotero.org/users/18593329/items/REJFD6B2&quot;],&quot;itemData&quot;:{&quot;id&quot;:19,&quot;type&quot;:&quot;book&quot;,&quot;title&quot;:&quot;NFANTRY RIFLE PLATOON AND SQUAD (ATP 3-21.8)&quot;,&quot;author&quot;:[{&quot;family&quot;:&quot;US Army&quot;,&quot;given&quot;:&quot;&quot;}],&quot;issued&quot;:{&quot;date-parts&quot;:[[&quot;2024&quot;]]}}}],&quot;schema&quot;:&quot;https://github.com/citation-style-language/schema/raw/master/csl-citation.json&quot;} RNDeKCe70sVP5"/> <text:span text:style-name="T22">talimnamesi, klasik muharebede birliklerin</text:span><text:span text:style-name="T2"> </text:span><text:span text:style-name="T22">taarruz, savunma, intikal ve üs bölgesi faaliyetlerinde uyması gereken kurallar ve icra etmesi gereken faaliyetleri açıklamaktadır.</text:span></text:p>
      <text:p text:style-name="P3"/>
      <text:p text:style-name="P5">ABD Kara Kuvvetleri <text:span text:style-name="T23">tarafından yayımlanan </text:span>Siberalan Operasyonları ve Elektromanyetik Savaş talimnamesi <text:reference-mark-start text:name="ZOTERO_ITEM CSL_CITATION {&quot;citationID&quot;:&quot;CM6LuEq3&quot;,&quot;properties&quot;:{&quot;formattedCitation&quot;:&quot;[4]&quot;,&quot;plainCitation&quot;:&quot;[4]&quot;,&quot;noteIndex&quot;:0},&quot;citationItems&quot;:[{&quot;id&quot;:20,&quot;uris&quot;:[&quot;http://zotero.org/users/18593329/items/AA4UV5M7&quot;],&quot;itemData&quot;:{&quot;id&quot;:20,&quot;type&quot;:&quot;book&quot;,&quot;title&quot;:&quot;CYBERSPACE OPERATIONS AND ELECTROMAGNETIC WARFARE (FM 3-12)&quot;,&quot;author&quot;:[{&quot;family&quot;:&quot;US Army&quot;,&quot;given&quot;:&quot;&quot;}],&quot;issued&quot;:{&quot;date-parts&quot;:[[&quot;2021&quot;]]}}}],&quot;schema&quot;:&quot;https://github.com/citation-style-language/schema/raw/master/csl-citation.json&quot;} RNDhhEAYUN9Kb"/>[4]<text:reference-mark-end text:name="ZOTERO_ITEM CSL_CITATION {&quot;citationID&quot;:&quot;CM6LuEq3&quot;,&quot;properties&quot;:{&quot;formattedCitation&quot;:&quot;[4]&quot;,&quot;plainCitation&quot;:&quot;[4]&quot;,&quot;noteIndex&quot;:0},&quot;citationItems&quot;:[{&quot;id&quot;:20,&quot;uris&quot;:[&quot;http://zotero.org/users/18593329/items/AA4UV5M7&quot;],&quot;itemData&quot;:{&quot;id&quot;:20,&quot;type&quot;:&quot;book&quot;,&quot;title&quot;:&quot;CYBERSPACE OPERATIONS AND ELECTROMAGNETIC WARFARE (FM 3-12)&quot;,&quot;author&quot;:[{&quot;family&quot;:&quot;US Army&quot;,&quot;given&quot;:&quot;&quot;}],&quot;issued&quot;:{&quot;date-parts&quot;:[[&quot;2021&quot;]]}}}],&quot;schema&quot;:&quot;https://github.com/citation-style-language/schema/raw/master/csl-citation.json&quot;} RNDhhEAYUN9Kb"/><text:span text:style-name="T24"> </text:span><text:span text:style-name="T25">birleşik ve müşterek o</text:span><text:span text:style-name="T24">perasyon</text:span><text:span text:style-name="T25">ları desteklemek maksadıyla harp sahasında uygulanması gereken elektromanyetik taktik, teknik ve prosedürleri belirtmektedir.</text:span></text:p>
      <text:p text:style-name="P5"/>
      <text:p text:style-name="P3"><text:span text:style-name="T41">ABD Savunma Bakanlığının </text:span>“<text:span text:style-name="T43">Operasyon Sahasında Taktik Sinyal Desteği Teknikleri</text:span>” <text:span text:style-name="T28">talimname</text:span><text:span text:style-name="T41">si</text:span><text:span text:style-name="T28"> </text:span><text:reference-mark-start text:name="ZOTERO_ITEM CSL_CITATION {&quot;citationID&quot;:&quot;j9UBVKhH&quot;,&quot;properties&quot;:{&quot;formattedCitation&quot;:&quot;[5]&quot;,&quot;plainCitation&quot;:&quot;[5]&quot;,&quot;noteIndex&quot;:0},&quot;citationItems&quot;:[{&quot;id&quot;:68,&quot;uris&quot;:[&quot;http://zotero.org/users/18593329/items/I8F5Y3QB&quot;],&quot;itemData&quot;:{&quot;id&quot;:68,&quot;type&quot;:&quot;book&quot;,&quot;collection-title&quot;:&quot;ATP&quot;,&quot;language&quot;:&quot;en&quot;,&quot;title&quot;:&quot;Techniques for Tactical Signal Support to Theater Operations ATP  6-02.45&quot;,&quot;author&quot;:[{&quot;family&quot;:&quot;US Army&quot;,&quot;given&quot;:&quot;&quot;}],&quot;issued&quot;:{&quot;date-parts&quot;:[[&quot;2019&quot;]]}}}],&quot;schema&quot;:&quot;https://github.com/citation-style-language/schema/raw/master/csl-citation.json&quot;} RND39kGWrC7Xo"/><text:span text:style-name="T28">[5]</text:span><text:reference-mark-end text:name="ZOTERO_ITEM CSL_CITATION {&quot;citationID&quot;:&quot;j9UBVKhH&quot;,&quot;properties&quot;:{&quot;formattedCitation&quot;:&quot;[5]&quot;,&quot;plainCitation&quot;:&quot;[5]&quot;,&quot;noteIndex&quot;:0},&quot;citationItems&quot;:[{&quot;id&quot;:68,&quot;uris&quot;:[&quot;http://zotero.org/users/18593329/items/I8F5Y3QB&quot;],&quot;itemData&quot;:{&quot;id&quot;:68,&quot;type&quot;:&quot;book&quot;,&quot;collection-title&quot;:&quot;ATP&quot;,&quot;language&quot;:&quot;en&quot;,&quot;title&quot;:&quot;Techniques for Tactical Signal Support to Theater Operations ATP  6-02.45&quot;,&quot;author&quot;:[{&quot;family&quot;:&quot;US Army&quot;,&quot;given&quot;:&quot;&quot;}],&quot;issued&quot;:{&quot;date-parts&quot;:[[&quot;2019&quot;]]}}}],&quot;schema&quot;:&quot;https://github.com/citation-style-language/schema/raw/master/csl-citation.json&quot;} RND39kGWrC7Xo"/><text:span text:style-name="T28"> operasyon sahasındaki birliklere </text:span><text:span text:style-name="T41">taktik </text:span><text:span text:style-name="T28">muhabere desteği</text:span><text:span text:style-name="T42">ni</text:span><text:span text:style-name="T28"> sağla</text:span><text:span text:style-name="T42">mayı amaçlayan</text:span><text:span text:style-name="T41"> teknikleri açıklamaktadır.</text:span></text:p>
      <text:p text:style-name="P3"/>
      <text:p text:style-name="P19"><text:span text:style-name="T43">ABD Kara Kuvvetleri tarafından hazırlanan </text:span><text:span text:style-name="T28">Muhabere Güvenliği Teknikleri talimnamesi </text:span><text:reference-mark-start text:name="ZOTERO_ITEM CSL_CITATION {&quot;citationID&quot;:&quot;q7eXvJSf&quot;,&quot;properties&quot;:{&quot;formattedCitation&quot;:&quot;[6]&quot;,&quot;plainCitation&quot;:&quot;[6]&quot;,&quot;noteIndex&quot;:0},&quot;citationItems&quot;:[{&quot;id&quot;:69,&quot;uris&quot;:[&quot;http://zotero.org/users/18593329/items/MQGSUK85&quot;],&quot;itemData&quot;:{&quot;id&quot;:69,&quot;type&quot;:&quot;book&quot;,&quot;collection-number&quot;:&quot;6-02.75&quot;,&quot;collection-title&quot;:&quot;ATP&quot;,&quot;language&quot;:&quot;en&quot;,&quot;title&quot;:&quot;TECHNIQUES FOR COMMUNICATIONS SECURITY ATP 6-02.75&quot;,&quot;author&quot;:[{&quot;family&quot;:&quot;US Army&quot;,&quot;given&quot;:&quot;&quot;}],&quot;issued&quot;:{&quot;date-parts&quot;:[[&quot;2020&quot;]]}}}],&quot;schema&quot;:&quot;https://github.com/citation-style-language/schema/raw/master/csl-citation.json&quot;} RNDRsFIlfNvck"/><text:span text:style-name="T28">[6]</text:span><text:reference-mark-end text:name="ZOTERO_ITEM CSL_CITATION {&quot;citationID&quot;:&quot;q7eXvJSf&quot;,&quot;properties&quot;:{&quot;formattedCitation&quot;:&quot;[6]&quot;,&quot;plainCitation&quot;:&quot;[6]&quot;,&quot;noteIndex&quot;:0},&quot;citationItems&quot;:[{&quot;id&quot;:69,&quot;uris&quot;:[&quot;http://zotero.org/users/18593329/items/MQGSUK85&quot;],&quot;itemData&quot;:{&quot;id&quot;:69,&quot;type&quot;:&quot;book&quot;,&quot;collection-number&quot;:&quot;6-02.75&quot;,&quot;collection-title&quot;:&quot;ATP&quot;,&quot;language&quot;:&quot;en&quot;,&quot;title&quot;:&quot;TECHNIQUES FOR COMMUNICATIONS SECURITY ATP 6-02.75&quot;,&quot;author&quot;:[{&quot;family&quot;:&quot;US Army&quot;,&quot;given&quot;:&quot;&quot;}],&quot;issued&quot;:{&quot;date-parts&quot;:[[&quot;2020&quot;]]}}}],&quot;schema&quot;:&quot;https://github.com/citation-style-language/schema/raw/master/csl-citation.json&quot;} RNDRsFIlfNvck"/><text:span text:style-name="T28">,</text:span><text:span text:style-name="T43"> </text:span><text:span text:style-name="T28">operasyon sahasındaki birliklerin mubarelerini güvenli bir şekilde sağlayabilmeleri maksadıyla yapmaları gereken planlamaları ve cihazların kullanım metodlarını sunmaktadır.</text:span></text:p>
      <text:p text:style-name="P9"><text:s/></text:p>
      <text:p text:style-name="P7">2. Makaleler</text:p>
      <text:p text:style-name="P7"/>
      <text:p text:style-name="P6"><text:span text:style-name="T29">Horbyk</text:span><text:span text:style-name="T30">, </text:span><text:span text:style-name="T29">Rusya Ukrayna savaşı</text:span><text:span text:style-name="T30">nın farklı</text:span><text:span text:style-name="T29"> cephelerinde </text:span><text:span text:style-name="T30">görevli </text:span><text:span text:style-name="T29">onaltı farklı </text:span><text:span text:style-name="T30">Ukrayna </text:span><text:span text:style-name="T29">asker</text:span><text:span text:style-name="T30">iy</text:span><text:span text:style-name="T29">le yaptığı ayrıntılı mülakatından derlediği makale</text:span><text:span text:style-name="T30">sinde</text:span><text:span text:style-name="T29"> </text:span><text:reference-mark-start text:name="ZOTERO_ITEM CSL_CITATION {&quot;citationID&quot;:&quot;wypVQncl&quot;,&quot;properties&quot;:{&quot;formattedCitation&quot;:&quot;[7]&quot;,&quot;plainCitation&quot;:&quot;[7]&quot;,&quot;noteIndex&quot;:0},&quot;citationItems&quot;:[{&quot;id&quot;:22,&quot;uris&quot;:[&quot;http://zotero.org/users/18593329/items/XV2UINH3&quot;],&quot;itemData&quot;:{&quot;id&quot;:22,&quot;type&quot;:&quot;article-journal&quot;,&quot;DOI&quot;:&quot;https://doi.org/10.1057/s42984-022-00049-2&quot;,&quot;language&quot;:&quot;en&quot;,&quot;title&quot;:&quot;\&quot;The war phone”: mobile communication on the frontline in Eastern Ukraine&quot;,&quot;author&quot;:[{&quot;family&quot;:&quot;Horbyk&quot;,&quot;given&quot;:&quot;Roman&quot;}],&quot;issued&quot;:{&quot;date-parts&quot;:[[&quot;2022&quot;]]}}}],&quot;schema&quot;:&quot;https://github.com/citation-style-language/schema/raw/master/csl-citation.json&quot;} RNDKV3XUPqD3j"/><text:span text:style-name="T29">[7]</text:span><text:reference-mark-end text:name="ZOTERO_ITEM CSL_CITATION {&quot;citationID&quot;:&quot;wypVQncl&quot;,&quot;properties&quot;:{&quot;formattedCitation&quot;:&quot;[7]&quot;,&quot;plainCitation&quot;:&quot;[7]&quot;,&quot;noteIndex&quot;:0},&quot;citationItems&quot;:[{&quot;id&quot;:22,&quot;uris&quot;:[&quot;http://zotero.org/users/18593329/items/XV2UINH3&quot;],&quot;itemData&quot;:{&quot;id&quot;:22,&quot;type&quot;:&quot;article-journal&quot;,&quot;DOI&quot;:&quot;https://doi.org/10.1057/s42984-022-00049-2&quot;,&quot;language&quot;:&quot;en&quot;,&quot;title&quot;:&quot;\&quot;The war phone”: mobile communication on the frontline in Eastern Ukraine&quot;,&quot;author&quot;:[{&quot;family&quot;:&quot;Horbyk&quot;,&quot;given&quot;:&quot;Roman&quot;}],&quot;issued&quot;:{&quot;date-parts&quot;:[[&quot;2022&quot;]]}}}],&quot;schema&quot;:&quot;https://github.com/citation-style-language/schema/raw/master/csl-citation.json&quot;} RNDKV3XUPqD3j"/><text:span text:style-name="T29"> </text:span><text:span text:style-name="T30">askerlerin sivil hayatlarından uzak olarak geçirdikleri uzun süreli cephe görevlerinde kullandıkları cep telefonlarının faydalarını ve</text:span><text:span text:style-name="T29"> riskleri</text:span><text:span text:style-name="T30">ni</text:span><text:span text:style-name="T29"> </text:span><text:span text:style-name="T30">incelemiştir.</text:span></text:p>
      <text:p text:style-name="P3"/>
      <text:p text:style-name="P3"><text:span text:style-name="T26">Android işletim sistemindeki uygulamaların izinlerinden yola çıkarak yapılan zararlı yazılım analizinin erken dönem çalışmalarından biri olan Aung ve Zaw’ın makalesi </text:span><text:reference-mark-start text:name="ZOTERO_ITEM CSL_CITATION {&quot;citationID&quot;:&quot;3JD1qBZf&quot;,&quot;properties&quot;:{&quot;formattedCitation&quot;:&quot;[8]&quot;,&quot;plainCitation&quot;:&quot;[8]&quot;,&quot;noteIndex&quot;:0},&quot;citationItems&quot;:[{&quot;id&quot;:70,&quot;uris&quot;:[&quot;http://zotero.org/users/18593329/items/YSUE33E7&quot;],&quot;itemData&quot;:{&quot;id&quot;:70,&quot;type&quot;:&quot;article-journal&quot;,&quot;container-title&quot;:&quot;INTERNATIONAL JOURNAL OF SCIENTIFIC &amp; TECHNOLOGY RESEARCH&quot;,&quot;ISSN&quot;:&quot;2277-8616&quot;,&quot;issue&quot;:&quot;3&quot;,&quot;title&quot;:&quot;Permission-Based Android Malware Detection&quot;,&quot;volume&quot;:&quot;2&quot;,&quot;author&quot;:[{&quot;family&quot;:&quot;Aung&quot;,&quot;given&quot;:&quot;Zarni&quot;},{&quot;family&quot;:&quot;Zaw&quot;,&quot;given&quot;:&quot;Win&quot;}],&quot;issued&quot;:{&quot;date-parts&quot;:[[&quot;2013&quot;]]}}}],&quot;schema&quot;:&quot;https://github.com/citation-style-language/schema/raw/master/csl-citation.json&quot;} RNDRaLutbH0Uk"/><text:span text:style-name="T26">[8]</text:span><text:reference-mark-end text:name="ZOTERO_ITEM CSL_CITATION {&quot;citationID&quot;:&quot;3JD1qBZf&quot;,&quot;properties&quot;:{&quot;formattedCitation&quot;:&quot;[8]&quot;,&quot;plainCitation&quot;:&quot;[8]&quot;,&quot;noteIndex&quot;:0},&quot;citationItems&quot;:[{&quot;id&quot;:70,&quot;uris&quot;:[&quot;http://zotero.org/users/18593329/items/YSUE33E7&quot;],&quot;itemData&quot;:{&quot;id&quot;:70,&quot;type&quot;:&quot;article-journal&quot;,&quot;container-title&quot;:&quot;INTERNATIONAL JOURNAL OF SCIENTIFIC &amp; TECHNOLOGY RESEARCH&quot;,&quot;ISSN&quot;:&quot;2277-8616&quot;,&quot;issue&quot;:&quot;3&quot;,&quot;title&quot;:&quot;Permission-Based Android Malware Detection&quot;,&quot;volume&quot;:&quot;2&quot;,&quot;author&quot;:[{&quot;family&quot;:&quot;Aung&quot;,&quot;given&quot;:&quot;Zarni&quot;},{&quot;family&quot;:&quot;Zaw&quot;,&quot;given&quot;:&quot;Win&quot;}],&quot;issued&quot;:{&quot;date-parts&quot;:[[&quot;2013&quot;]]}}}],&quot;schema&quot;:&quot;https://github.com/citation-style-language/schema/raw/master/csl-citation.json&quot;} RNDRaLutbH0Uk"/><text:span text:style-name="T26">, makine <text:s/>öğrenmesi yöntemlerinin bu alanda etkin olarak kullanılabileceğine dair yüksek doğruluk oranlarına sahip sonuçlara ulaşmıştır.</text:span></text:p>
      <text:p text:style-name="P3"/>
      <text:p text:style-name="P3"><text:span text:style-name="T31">Android uygulamalarının </text:span><text:span text:style-name="T32">i</text:span><text:span text:style-name="T31">zinlerini analiz eden </text:span><text:span text:style-name="T33">bir model oluşturan </text:span><text:span text:style-name="T31">Yılmaz ve Davis </text:span><text:reference-mark-start text:name="ZOTERO_ITEM CSL_CITATION {&quot;citationID&quot;:&quot;mqXEHWMo&quot;,&quot;properties&quot;:{&quot;formattedCitation&quot;:&quot;[9]&quot;,&quot;plainCitation&quot;:&quot;[9]&quot;,&quot;noteIndex&quot;:0},&quot;citationItems&quot;:[{&quot;id&quot;:23,&quot;uris&quot;:[&quot;http://zotero.org/users/18593329/items/8QULAKWT&quot;],&quot;itemData&quot;:{&quot;id&quot;:23,&quot;type&quot;:&quot;paper-conference&quot;,&quot;event-title&quot;:&quot;Proceedings of the 22nd European Conference on Cyber Warfare and Security, ECCWS 2023&quot;,&quot;title&quot;:&quot;Hidden Permissions on Android: A Permission-Based Android Mobile Privacy Risk Model&quot;,&quot;author&quot;:[{&quot;family&quot;:&quot;Yılmaz&quot;,&quot;given&quot;:&quot;Saliha&quot;},{&quot;family&quot;:&quot;Davis&quot;,&quot;given&quot;:&quot;Mastaneh&quot;}],&quot;issued&quot;:{&quot;date-parts&quot;:[[&quot;2023&quot;]]}}}],&quot;schema&quot;:&quot;https://github.com/citation-style-language/schema/raw/master/csl-citation.json&quot;} RNDrE6lQa4n2Z"/><text:span text:style-name="T31">[9]</text:span><text:reference-mark-end text:name="ZOTERO_ITEM CSL_CITATION {&quot;citationID&quot;:&quot;mqXEHWMo&quot;,&quot;properties&quot;:{&quot;formattedCitation&quot;:&quot;[9]&quot;,&quot;plainCitation&quot;:&quot;[9]&quot;,&quot;noteIndex&quot;:0},&quot;citationItems&quot;:[{&quot;id&quot;:23,&quot;uris&quot;:[&quot;http://zotero.org/users/18593329/items/8QULAKWT&quot;],&quot;itemData&quot;:{&quot;id&quot;:23,&quot;type&quot;:&quot;paper-conference&quot;,&quot;event-title&quot;:&quot;Proceedings of the 22nd European Conference on Cyber Warfare and Security, ECCWS 2023&quot;,&quot;title&quot;:&quot;Hidden Permissions on Android: A Permission-Based Android Mobile Privacy Risk Model&quot;,&quot;author&quot;:[{&quot;family&quot;:&quot;Yılmaz&quot;,&quot;given&quot;:&quot;Saliha&quot;},{&quot;family&quot;:&quot;Davis&quot;,&quot;given&quot;:&quot;Mastaneh&quot;}],&quot;issued&quot;:{&quot;date-parts&quot;:[[&quot;2023&quot;]]}}}],&quot;schema&quot;:&quot;https://github.com/citation-style-language/schema/raw/master/csl-citation.json&quot;} RNDrE6lQa4n2Z"/><text:span text:style-name="T31"> </text:span><text:span text:style-name="T33">bir çok android uygulamasının manifestlerinde yazan izinlerin dışında da izinler kullandığını tespit etmiş </text:span><text:span text:style-name="T34">ve gizli izinleri de risk değerlendirmesine dahil ederek, uygulamaların klasik risk derecelendirmelerinden daha farklı risk seviyelerine sahip olduğunu ortaya koymuştur.</text:span></text:p>
      <text:p text:style-name="P3"/>
      <text:p text:style-name="P3"><text:span text:style-name="T35">Harikrishnan </text:span><text:span text:style-name="T36">ve Periyasamy uygulama izinleriyle zararlı yazılım tespitinde bulunan araştırmaları karşılaştırdıkları </text:span><text:span text:style-name="T26">çalışmalarında</text:span><text:span text:style-name="T36"> </text:span><text:reference-mark-start text:name="ZOTERO_ITEM CSL_CITATION {&quot;citationID&quot;:&quot;kFiq36XQ&quot;,&quot;properties&quot;:{&quot;formattedCitation&quot;:&quot;[10]&quot;,&quot;plainCitation&quot;:&quot;[10]&quot;,&quot;noteIndex&quot;:0},&quot;citationItems&quot;:[{&quot;id&quot;:&quot;tIZ1Q5AE/1hNJGEpA&quot;,&quot;uris&quot;:[&quot;http://zotero.org/users/18593329/items/U57GZ7LX&quot;],&quot;itemData&quot;:{&quot;id&quot;:24,&quot;type&quot;:&quot;paper-conference&quot;,&quot;event-title&quot;:&quot;2024 International Conference on Circuit Power and Computing Technologies (ICCPCT)&quot;,&quot;title&quot;:&quot;A Review on the Analysis of the Effectiveness of Permission Based Security Models in Android Apps&quot;,&quot;author&quot;:[{&quot;family&quot;:&quot;Harikrishnan&quot;,&quot;given&quot;:&quot;P R&quot;},{&quot;family&quot;:&quot;Periyasamy&quot;,&quot;given&quot;:&quot;P&quot;}],&quot;issued&quot;:{&quot;date-parts&quot;:[[&quot;2024&quot;]]}}}],&quot;schema&quot;:&quot;https://github.com/citation-style-language/schema/raw/master/csl-citation.json&quot;} RNDXnWQiBkdMm"/><text:span text:style-name="T36">[10]</text:span><text:reference-mark-end text:name="ZOTERO_ITEM CSL_CITATION {&quot;citationID&quot;:&quot;kFiq36XQ&quot;,&quot;properties&quot;:{&quot;formattedCitation&quot;:&quot;[10]&quot;,&quot;plainCitation&quot;:&quot;[10]&quot;,&quot;noteIndex&quot;:0},&quot;citationItems&quot;:[{&quot;id&quot;:&quot;tIZ1Q5AE/1hNJGEpA&quot;,&quot;uris&quot;:[&quot;http://zotero.org/users/18593329/items/U57GZ7LX&quot;],&quot;itemData&quot;:{&quot;id&quot;:24,&quot;type&quot;:&quot;paper-conference&quot;,&quot;event-title&quot;:&quot;2024 International Conference on Circuit Power and Computing Technologies (ICCPCT)&quot;,&quot;title&quot;:&quot;A Review on the Analysis of the Effectiveness of Permission Based Security Models in Android Apps&quot;,&quot;author&quot;:[{&quot;family&quot;:&quot;Harikrishnan&quot;,&quot;given&quot;:&quot;P R&quot;},{&quot;family&quot;:&quot;Periyasamy&quot;,&quot;given&quot;:&quot;P&quot;}],&quot;issued&quot;:{&quot;date-parts&quot;:[[&quot;2024&quot;]]}}}],&quot;schema&quot;:&quot;https://github.com/citation-style-language/schema/raw/master/csl-citation.json&quot;} RNDXnWQiBkdMm"/><text:span text:style-name="T36">, izin tabanlı zararlı yazılım tespitlerinin yüksek doğruluklara </text:span><text:soft-page-break/><text:span text:style-name="T36">ulaşmış olmasının yanı sıra </text:span><text:span text:style-name="T37">araştımaların büyük kısmının manifest dosyalarında verilen izinlere bağlı kaldığını bu sebeple şeffaflık yönününde bir boşluk bulunduğunu ifade etmiştir.</text:span></text:p>
      <text:p text:style-name="P3"/>
      <text:p text:style-name="P3"><text:span text:style-name="T37">K</text:span><text:span text:style-name="T26">umar vd. (2018) android uygulamalarını tarayarak kullanıcılara detaylı bir rapor sunan ve zararlı yazılımların tespitinde %94 doğruluk oranına ulaşan FAMOUS </text:span><text:reference-mark-start text:name="ZOTERO_ITEM CSL_CITATION {&quot;citationID&quot;:&quot;PUu12jSZ&quot;,&quot;properties&quot;:{&quot;formattedCitation&quot;:&quot;[11]&quot;,&quot;plainCitation&quot;:&quot;[11]&quot;,&quot;noteIndex&quot;:0},&quot;citationItems&quot;:[{&quot;id&quot;:39,&quot;uris&quot;:[&quot;http://zotero.org/users/18593329/items/UDAUJ6GU&quot;],&quot;itemData&quot;:{&quot;id&quot;:39,&quot;type&quot;:&quot;article-journal&quot;,&quot;abstract&quot;:&quot;With the emergence of Android as a leading operating system in mobile devices, it becomes mandatory to develop specialized, predictive and robust security measures to provide a dependable environment for users. Extant reactive and proactive security techniques would not be enough to tackle the fast-growing security challenges in the Android environment. This paper has proposed a predictive forensic approach to detect suspicious Android applications. An in-depth study of statistical properties of permissions used by the malicious and benign Android applications has been performed. Based on the results of this study, a weighted score based feature set has been created which is used to build a predictive and lightweight malware detector for Android devices. Various experiments conducted on the aforementioned feature set, an improved accuracy level of 99% has been achieved with Random Forest classifier. This trained model has been used to build a forensic tool entitled FAMOUS (Forensic Analysis of MObile devices Using Scoring of application permissions) which is able to scan all the installed applications of an attached device and provide a descriptive report.&quot;,&quot;container-title&quot;:&quot;Future Generation Computer Systems&quot;,&quot;DOI&quot;:&quot;10.1016/j.future.2018.02.001&quot;,&quot;ISSN&quot;:&quot;0167739X&quot;,&quot;journalAbbreviation&quot;:&quot;Future Generation Computer Systems&quot;,&quot;language&quot;:&quot;en&quot;,&quot;page&quot;:&quot;158-172&quot;,&quot;source&quot;:&quot;DOI.org (Crossref)&quot;,&quot;title&quot;:&quot;FAMOUS: Forensic Analysis of MObile devices Using Scoring of application permissions&quot;,&quot;title-short&quot;:&quot;FAMOUS&quot;,&quot;volume&quot;:&quot;83&quot;,&quot;author&quot;:[{&quot;family&quot;:&quot;Kumar&quot;,&quot;given&quot;:&quot;Ajit&quot;},{&quot;family&quot;:&quot;Kuppusamy&quot;,&quot;given&quot;:&quot;K.S.&quot;},{&quot;family&quot;:&quot;Aghila&quot;,&quot;given&quot;:&quot;G.&quot;}],&quot;issued&quot;:{&quot;date-parts&quot;:[[&quot;2018&quot;,6]]}}}],&quot;schema&quot;:&quot;https://github.com/citation-style-language/schema/raw/master/csl-citation.json&quot;} RNDIygEYJ8L4v"/><text:span text:style-name="T26">[11]</text:span><text:reference-mark-end text:name="ZOTERO_ITEM CSL_CITATION {&quot;citationID&quot;:&quot;PUu12jSZ&quot;,&quot;properties&quot;:{&quot;formattedCitation&quot;:&quot;[11]&quot;,&quot;plainCitation&quot;:&quot;[11]&quot;,&quot;noteIndex&quot;:0},&quot;citationItems&quot;:[{&quot;id&quot;:39,&quot;uris&quot;:[&quot;http://zotero.org/users/18593329/items/UDAUJ6GU&quot;],&quot;itemData&quot;:{&quot;id&quot;:39,&quot;type&quot;:&quot;article-journal&quot;,&quot;abstract&quot;:&quot;With the emergence of Android as a leading operating system in mobile devices, it becomes mandatory to develop specialized, predictive and robust security measures to provide a dependable environment for users. Extant reactive and proactive security techniques would not be enough to tackle the fast-growing security challenges in the Android environment. This paper has proposed a predictive forensic approach to detect suspicious Android applications. An in-depth study of statistical properties of permissions used by the malicious and benign Android applications has been performed. Based on the results of this study, a weighted score based feature set has been created which is used to build a predictive and lightweight malware detector for Android devices. Various experiments conducted on the aforementioned feature set, an improved accuracy level of 99% has been achieved with Random Forest classifier. This trained model has been used to build a forensic tool entitled FAMOUS (Forensic Analysis of MObile devices Using Scoring of application permissions) which is able to scan all the installed applications of an attached device and provide a descriptive report.&quot;,&quot;container-title&quot;:&quot;Future Generation Computer Systems&quot;,&quot;DOI&quot;:&quot;10.1016/j.future.2018.02.001&quot;,&quot;ISSN&quot;:&quot;0167739X&quot;,&quot;journalAbbreviation&quot;:&quot;Future Generation Computer Systems&quot;,&quot;language&quot;:&quot;en&quot;,&quot;page&quot;:&quot;158-172&quot;,&quot;source&quot;:&quot;DOI.org (Crossref)&quot;,&quot;title&quot;:&quot;FAMOUS: Forensic Analysis of MObile devices Using Scoring of application permissions&quot;,&quot;title-short&quot;:&quot;FAMOUS&quot;,&quot;volume&quot;:&quot;83&quot;,&quot;author&quot;:[{&quot;family&quot;:&quot;Kumar&quot;,&quot;given&quot;:&quot;Ajit&quot;},{&quot;family&quot;:&quot;Kuppusamy&quot;,&quot;given&quot;:&quot;K.S.&quot;},{&quot;family&quot;:&quot;Aghila&quot;,&quot;given&quot;:&quot;G.&quot;}],&quot;issued&quot;:{&quot;date-parts&quot;:[[&quot;2018&quot;,6]]}}}],&quot;schema&quot;:&quot;https://github.com/citation-style-language/schema/raw/master/csl-citation.json&quot;} RNDIygEYJ8L4v"/><text:span text:style-name="T26"> (Forensic Analysis of MObile devices Using Scoring of application permissions) isimli bir adli analiz aracı geliştirmişlerdir.</text:span></text:p>
      <text:p text:style-name="P10"/>
      <text:p text:style-name="P3"><text:span text:style-name="T27">Benzer şekilde </text:span><text:span text:style-name="T26">R</text:span><text:span text:style-name="T27">ahman vd.’nin geliştirdikleri PermPress (2022) </text:span><text:reference-mark-start text:name="ZOTERO_ITEM CSL_CITATION {&quot;citationID&quot;:&quot;25uHQNFq&quot;,&quot;properties&quot;:{&quot;formattedCitation&quot;:&quot;[12]&quot;,&quot;plainCitation&quot;:&quot;[12]&quot;,&quot;noteIndex&quot;:0},&quot;citationItems&quot;:[{&quot;id&quot;:40,&quot;uris&quot;:[&quot;http://zotero.org/users/18593329/items/SE9JW2SF&quot;],&quot;itemData&quot;:{&quot;id&quot;:40,&quot;type&quot;:&quot;article-journal&quot;,&quot;abstract&quot;:&quot;Privacy laws and app stores (e.g., Google Play Store) require mobile apps to have transparent privacy policies to disclose sensitive actions and data collection, such as accessing the phonebook, camera, storage, GPS, and microphone. However, many mobile apps do not accurately disclose their sensitive data access that requires sensitive (‘dangerous’) permissions. Thus, analyzing discrepancies between apps’ permissions and privacy policies facilitates the identification of compliance issues upon which privacy regulators and marketplace operators can act. In this paper, we propose PermPress – an automated machine-learning system to evaluate an Android app’s permission-completeness, i.e., whether its privacy policy matches its dangerous permissions. PermPress combines machine learning techniques with human annotation of privacy policies to establish whether app policies contain permission-relevant information. PermPress leverages MPP-270, an annotated policy corpus, for establishing a gold standard dataset of permission completeness. This corpus shows that only 31% of apps disclose all dangerous permissions in privacy policies. By leveraging the annotated dataset and machine learning techniques, PermPress achieves an AUC score of 0.92 in predicting the permission-completeness of apps. A large-scale evaluation of 164,156 Android apps shows that, on average, 7% of apps do not disclose more than half of their declared dangerous permissions in privacy policies, whereas 60% of apps omit to disclose at least one dangerous permission-related data collection in privacy policies. Our investigation uncovers the non-transparent state of app privacy policies and highlights the need to standardize app privacy policies’ compliance and completeness checking process.&quot;,&quot;container-title&quot;:&quot;IEEE Access&quot;,&quot;DOI&quot;:&quot;10.1109/ACCESS.2022.3199882&quot;,&quot;ISSN&quot;:&quot;2169-3536&quot;,&quot;page&quot;:&quot;89248-89269&quot;,&quot;source&quot;:&quot;IEEE Xplore&quot;,&quot;title&quot;:&quot;PermPress: Machine Learning-Based Pipeline to Evaluate Permissions in App Privacy Policies&quot;,&quot;title-short&quot;:&quot;PermPress&quot;,&quot;volume&quot;:&quot;10&quot;,&quot;author&quot;:[{&quot;family&quot;:&quot;Rahman&quot;,&quot;given&quot;:&quot;Muhammad Sajidur&quot;},{&quot;family&quot;:&quot;Naghavi&quot;,&quot;given&quot;:&quot;Pirouz&quot;},{&quot;family&quot;:&quot;Kojusner&quot;,&quot;given&quot;:&quot;Blas&quot;},{&quot;family&quot;:&quot;Afroz&quot;,&quot;given&quot;:&quot;Sadia&quot;},{&quot;family&quot;:&quot;Williams&quot;,&quot;given&quot;:&quot;Byron&quot;},{&quot;family&quot;:&quot;Rampazzi&quot;,&quot;given&quot;:&quot;Sara&quot;},{&quot;family&quot;:&quot;Bindschaedler&quot;,&quot;given&quot;:&quot;Vincent&quot;}],&quot;issued&quot;:{&quot;date-parts&quot;:[[&quot;2022&quot;]]}}}],&quot;schema&quot;:&quot;https://github.com/citation-style-language/schema/raw/master/csl-citation.json&quot;} RNDBaqFScQPUL"/><text:span text:style-name="T27">[12]</text:span><text:reference-mark-end text:name="ZOTERO_ITEM CSL_CITATION {&quot;citationID&quot;:&quot;25uHQNFq&quot;,&quot;properties&quot;:{&quot;formattedCitation&quot;:&quot;[12]&quot;,&quot;plainCitation&quot;:&quot;[12]&quot;,&quot;noteIndex&quot;:0},&quot;citationItems&quot;:[{&quot;id&quot;:40,&quot;uris&quot;:[&quot;http://zotero.org/users/18593329/items/SE9JW2SF&quot;],&quot;itemData&quot;:{&quot;id&quot;:40,&quot;type&quot;:&quot;article-journal&quot;,&quot;abstract&quot;:&quot;Privacy laws and app stores (e.g., Google Play Store) require mobile apps to have transparent privacy policies to disclose sensitive actions and data collection, such as accessing the phonebook, camera, storage, GPS, and microphone. However, many mobile apps do not accurately disclose their sensitive data access that requires sensitive (‘dangerous’) permissions. Thus, analyzing discrepancies between apps’ permissions and privacy policies facilitates the identification of compliance issues upon which privacy regulators and marketplace operators can act. In this paper, we propose PermPress – an automated machine-learning system to evaluate an Android app’s permission-completeness, i.e., whether its privacy policy matches its dangerous permissions. PermPress combines machine learning techniques with human annotation of privacy policies to establish whether app policies contain permission-relevant information. PermPress leverages MPP-270, an annotated policy corpus, for establishing a gold standard dataset of permission completeness. This corpus shows that only 31% of apps disclose all dangerous permissions in privacy policies. By leveraging the annotated dataset and machine learning techniques, PermPress achieves an AUC score of 0.92 in predicting the permission-completeness of apps. A large-scale evaluation of 164,156 Android apps shows that, on average, 7% of apps do not disclose more than half of their declared dangerous permissions in privacy policies, whereas 60% of apps omit to disclose at least one dangerous permission-related data collection in privacy policies. Our investigation uncovers the non-transparent state of app privacy policies and highlights the need to standardize app privacy policies’ compliance and completeness checking process.&quot;,&quot;container-title&quot;:&quot;IEEE Access&quot;,&quot;DOI&quot;:&quot;10.1109/ACCESS.2022.3199882&quot;,&quot;ISSN&quot;:&quot;2169-3536&quot;,&quot;page&quot;:&quot;89248-89269&quot;,&quot;source&quot;:&quot;IEEE Xplore&quot;,&quot;title&quot;:&quot;PermPress: Machine Learning-Based Pipeline to Evaluate Permissions in App Privacy Policies&quot;,&quot;title-short&quot;:&quot;PermPress&quot;,&quot;volume&quot;:&quot;10&quot;,&quot;author&quot;:[{&quot;family&quot;:&quot;Rahman&quot;,&quot;given&quot;:&quot;Muhammad Sajidur&quot;},{&quot;family&quot;:&quot;Naghavi&quot;,&quot;given&quot;:&quot;Pirouz&quot;},{&quot;family&quot;:&quot;Kojusner&quot;,&quot;given&quot;:&quot;Blas&quot;},{&quot;family&quot;:&quot;Afroz&quot;,&quot;given&quot;:&quot;Sadia&quot;},{&quot;family&quot;:&quot;Williams&quot;,&quot;given&quot;:&quot;Byron&quot;},{&quot;family&quot;:&quot;Rampazzi&quot;,&quot;given&quot;:&quot;Sara&quot;},{&quot;family&quot;:&quot;Bindschaedler&quot;,&quot;given&quot;:&quot;Vincent&quot;}],&quot;issued&quot;:{&quot;date-parts&quot;:[[&quot;2022&quot;]]}}}],&quot;schema&quot;:&quot;https://github.com/citation-style-language/schema/raw/master/csl-citation.json&quot;} RNDBaqFScQPUL"/><text:span text:style-name="T27"> isimli adli analiz aracı ile uygulamaların manifestlerinde belirttiklerinden daha fazla izin kullandıklarını, incelenen 164.156 uygulamanın %7’sinin kullandıkları izinlerin yalnızca yarısını deklare ettiğini, %60’ının ise kullandığı en az bir tehlikeli izni gizlediğini ortaya koymuştur.</text:span></text:p>
      <text:p text:style-name="P3"/>
      <text:p text:style-name="Standard"><text:span text:style-name="T4">Seraj </text:span><text:span text:style-name="T6">vd. </text:span><text:span text:style-name="T4">(2023) </text:span><text:reference-mark-start text:name="ZOTERO_ITEM CSL_CITATION {&quot;citationID&quot;:&quot;Nlmjr1xN&quot;,&quot;properties&quot;:{&quot;formattedCitation&quot;:&quot;[13]&quot;,&quot;plainCitation&quot;:&quot;[13]&quot;,&quot;noteIndex&quot;:0},&quot;citationItems&quot;:[{&quot;id&quot;:44,&quot;uris&quot;:[&quot;http://zotero.org/users/18593329/items/3CCG7YQY&quot;],&quot;itemData&quot;:{&quot;id&quot;:44,&quot;type&quot;:&quot;article-journal&quot;,&quot;abstract&quot;:&quot;Android platforms are a popular target for attackers, while many users around the world are victims of Android malwares threatening their private information. Numerous Android anti-malware applications are fake and do not work as advertised because they have been developed either by amateur programmers or by software companies that are not focused on the security aspects of the business. Such applications usually ask for and generally receive non-necessary permissions which at the end collect sensitive information. The rapidly developing fake anti-malware is a serious problem, and there is a need for detection of harmful Android anti-malware. This article delivers a dataset of Android anti-malware, including malicious or benign, and a customized multilayer perceptron neural network that is being used to detect anti-malware based on the permissions of the applications. The results show that the proposed method can detect with very high accuracy fake anti-malware, while it outperforms other standard classifiers in terms of accuracy, precision, and recall.&quot;,&quot;container-title&quot;:&quot;Neural Computing and Applications&quot;,&quot;DOI&quot;:&quot;10.1007/s00521-021-06755-4&quot;,&quot;ISSN&quot;:&quot;1433-3058&quot;,&quot;issue&quot;:&quot;18&quot;,&quot;journalAbbreviation&quot;:&quot;Neural Comput &amp; Applic&quot;,&quot;language&quot;:&quot;en&quot;,&quot;page&quot;:&quot;15165-15174&quot;,&quot;source&quot;:&quot;Springer Link&quot;,&quot;title&quot;:&quot;HamDroid: permission-based harmful android anti-malware detection using neural networks&quot;,&quot;title-short&quot;:&quot;HamDroid&quot;,&quot;volume&quot;:&quot;34&quot;,&quot;author&quot;:[{&quot;family&quot;:&quot;Seraj&quot;,&quot;given&quot;:&quot;Saeed&quot;},{&quot;family&quot;:&quot;Khodambashi&quot;,&quot;given&quot;:&quot;Siavash&quot;},{&quot;family&quot;:&quot;Pavlidis&quot;,&quot;given&quot;:&quot;Michalis&quot;},{&quot;family&quot;:&quot;Polatidis&quot;,&quot;given&quot;:&quot;Nikolaos&quot;}],&quot;issued&quot;:{&quot;date-parts&quot;:[[&quot;2022&quot;,9,1]]}}}],&quot;schema&quot;:&quot;https://github.com/citation-style-language/schema/raw/master/csl-citation.json&quot;} RNDvRwsUAnOP5"/><text:span text:style-name="T4">[13]</text:span><text:reference-mark-end text:name="ZOTERO_ITEM CSL_CITATION {&quot;citationID&quot;:&quot;Nlmjr1xN&quot;,&quot;properties&quot;:{&quot;formattedCitation&quot;:&quot;[13]&quot;,&quot;plainCitation&quot;:&quot;[13]&quot;,&quot;noteIndex&quot;:0},&quot;citationItems&quot;:[{&quot;id&quot;:44,&quot;uris&quot;:[&quot;http://zotero.org/users/18593329/items/3CCG7YQY&quot;],&quot;itemData&quot;:{&quot;id&quot;:44,&quot;type&quot;:&quot;article-journal&quot;,&quot;abstract&quot;:&quot;Android platforms are a popular target for attackers, while many users around the world are victims of Android malwares threatening their private information. Numerous Android anti-malware applications are fake and do not work as advertised because they have been developed either by amateur programmers or by software companies that are not focused on the security aspects of the business. Such applications usually ask for and generally receive non-necessary permissions which at the end collect sensitive information. The rapidly developing fake anti-malware is a serious problem, and there is a need for detection of harmful Android anti-malware. This article delivers a dataset of Android anti-malware, including malicious or benign, and a customized multilayer perceptron neural network that is being used to detect anti-malware based on the permissions of the applications. The results show that the proposed method can detect with very high accuracy fake anti-malware, while it outperforms other standard classifiers in terms of accuracy, precision, and recall.&quot;,&quot;container-title&quot;:&quot;Neural Computing and Applications&quot;,&quot;DOI&quot;:&quot;10.1007/s00521-021-06755-4&quot;,&quot;ISSN&quot;:&quot;1433-3058&quot;,&quot;issue&quot;:&quot;18&quot;,&quot;journalAbbreviation&quot;:&quot;Neural Comput &amp; Applic&quot;,&quot;language&quot;:&quot;en&quot;,&quot;page&quot;:&quot;15165-15174&quot;,&quot;source&quot;:&quot;Springer Link&quot;,&quot;title&quot;:&quot;HamDroid: permission-based harmful android anti-malware detection using neural networks&quot;,&quot;title-short&quot;:&quot;HamDroid&quot;,&quot;volume&quot;:&quot;34&quot;,&quot;author&quot;:[{&quot;family&quot;:&quot;Seraj&quot;,&quot;given&quot;:&quot;Saeed&quot;},{&quot;family&quot;:&quot;Khodambashi&quot;,&quot;given&quot;:&quot;Siavash&quot;},{&quot;family&quot;:&quot;Pavlidis&quot;,&quot;given&quot;:&quot;Michalis&quot;},{&quot;family&quot;:&quot;Polatidis&quot;,&quot;given&quot;:&quot;Nikolaos&quot;}],&quot;issued&quot;:{&quot;date-parts&quot;:[[&quot;2022&quot;,9,1]]}}}],&quot;schema&quot;:&quot;https://github.com/citation-style-language/schema/raw/master/csl-citation.json&quot;} RNDvRwsUAnOP5"/><text:span text:style-name="T5">, </text:span><text:span text:style-name="T4">makine öğrenmesi kullanarak, </text:span><text:span text:style-name="T5">izin tabanlı </text:span><text:span text:style-name="T4">zararlı yazılım tespiti </text:span><text:span text:style-name="T5">üzerine CNN tabanlı olarak geliştir</text:span><text:span text:style-name="T6">kleri</text:span><text:span text:style-name="T5"> </text:span><text:span text:style-name="T6">HamDroid modeli </text:span><text:span text:style-name="T5">ile %98 doğruluk oranına ulaşmıştır.</text:span></text:p>
      <text:p text:style-name="Standard"><text:span text:style-name="T5"/></text:p>
      <text:p text:style-name="P12"><text:span text:style-name="T7">Akbar vd. (2022) </text:span><text:reference-mark-start text:name="ZOTERO_ITEM CSL_CITATION {&quot;citationID&quot;:&quot;UcxoRZ1t&quot;,&quot;properties&quot;:{&quot;formattedCitation&quot;:&quot;[14]&quot;,&quot;plainCitation&quot;:&quot;[14]&quot;,&quot;noteIndex&quot;:0},&quot;citationItems&quot;:[{&quot;id&quot;:46,&quot;uris&quot;:[&quot;http://zotero.org/users/18593329/items/BS5M38KK&quot;],&quot;itemData&quot;:{&quot;id&quot;:46,&quot;type&quot;:&quot;article-journal&quot;,&quot;abstract&quot;:&quot;Malware applications (Apps) targeting mobile devices are widespread, and compromise the sensitive and private information stored on the devices. This is due to the asymmetry between informative permissions and irrelevant and redundant permissions for benign Apps. It also depends on the characteristics of the Android platform, such as adopting an open-source policy, supporting unofficial App stores, and the great tolerance for App verification; therefore the Android platform is destined to face such malicious intrusions. In this paper, we propose a permissions-based malware detection system (PerDRaML) that determines the App’s maliciousness based on the usage of suspicious permissions. The system uses a multi-level based methodology; we first extract and identify the significant features such as permissions, smali sizes, and permission rates from a manually collected dataset of 10,000 applications. Further, we employ various machine learning models to categorize the Apps into their malicious or benign categories. Through extensive experimentations, the proposed method successfully identifies the 5× most significant features to predict malicious Apps. The proposed method outperformed the existing techniques by achieving high accuracies of malware detection i.e., 89.7% with Support Vector Machine, 89.96% with Random Forest, 86.25% with Rotation Forest, and 89.52% with Naïve Bayes models. Moreover, the proposed method optimized up to ~77% of the feature set as compared to the recent approaches, while improving the evaluation metrics such as precision, sensitivity, accuracy, and F-measure. The experimental results show that the proposed system provides a high level of symmetry between irrelevant permissions and malware Apps. Further, the proposed system is promising and may provide a low-cost alternative for Android malware detection for malicious or repackaged Apps.&quot;,&quot;container-title&quot;:&quot;Symmetry&quot;,&quot;DOI&quot;:&quot;10.3390/sym14040718&quot;,&quot;ISSN&quot;:&quot;2073-8994&quot;,&quot;issue&quot;:&quot;4&quot;,&quot;language&quot;:&quot;en&quot;,&quot;license&quot;:&quot;http://creativecommons.org/licenses/by/3.0/&quot;,&quot;note&quot;:&quot;publisher: Multidisciplinary Digital Publishing Institute&quot;,&quot;page&quot;:&quot;718&quot;,&quot;source&quot;:&quot;www.mdpi.com&quot;,&quot;title&quot;:&quot;Permissions-Based Detection of Android Malware Using Machine Learning&quot;,&quot;volume&quot;:&quot;14&quot;,&quot;author&quot;:[{&quot;family&quot;:&quot;Akbar&quot;,&quot;given&quot;:&quot;Fahad&quot;},{&quot;family&quot;:&quot;Hussain&quot;,&quot;given&quot;:&quot;Mehdi&quot;},{&quot;family&quot;:&quot;Mumtaz&quot;,&quot;given&quot;:&quot;Rafia&quot;},{&quot;family&quot;:&quot;Riaz&quot;,&quot;given&quot;:&quot;Qaiser&quot;},{&quot;family&quot;:&quot;Wahab&quot;,&quot;given&quot;:&quot;Ainuddin Wahid Abdul&quot;},{&quot;family&quot;:&quot;Jung&quot;,&quot;given&quot;:&quot;Ki-Hyun&quot;}],&quot;issued&quot;:{&quot;date-parts&quot;:[[&quot;2022&quot;,4]]}}}],&quot;schema&quot;:&quot;https://github.com/citation-style-language/schema/raw/master/csl-citation.json&quot;} RNDqCu3Y5HBEi"/><text:span text:style-name="T7">[14]</text:span><text:reference-mark-end text:name="ZOTERO_ITEM CSL_CITATION {&quot;citationID&quot;:&quot;UcxoRZ1t&quot;,&quot;properties&quot;:{&quot;formattedCitation&quot;:&quot;[14]&quot;,&quot;plainCitation&quot;:&quot;[14]&quot;,&quot;noteIndex&quot;:0},&quot;citationItems&quot;:[{&quot;id&quot;:46,&quot;uris&quot;:[&quot;http://zotero.org/users/18593329/items/BS5M38KK&quot;],&quot;itemData&quot;:{&quot;id&quot;:46,&quot;type&quot;:&quot;article-journal&quot;,&quot;abstract&quot;:&quot;Malware applications (Apps) targeting mobile devices are widespread, and compromise the sensitive and private information stored on the devices. This is due to the asymmetry between informative permissions and irrelevant and redundant permissions for benign Apps. It also depends on the characteristics of the Android platform, such as adopting an open-source policy, supporting unofficial App stores, and the great tolerance for App verification; therefore the Android platform is destined to face such malicious intrusions. In this paper, we propose a permissions-based malware detection system (PerDRaML) that determines the App’s maliciousness based on the usage of suspicious permissions. The system uses a multi-level based methodology; we first extract and identify the significant features such as permissions, smali sizes, and permission rates from a manually collected dataset of 10,000 applications. Further, we employ various machine learning models to categorize the Apps into their malicious or benign categories. Through extensive experimentations, the proposed method successfully identifies the 5× most significant features to predict malicious Apps. The proposed method outperformed the existing techniques by achieving high accuracies of malware detection i.e., 89.7% with Support Vector Machine, 89.96% with Random Forest, 86.25% with Rotation Forest, and 89.52% with Naïve Bayes models. Moreover, the proposed method optimized up to ~77% of the feature set as compared to the recent approaches, while improving the evaluation metrics such as precision, sensitivity, accuracy, and F-measure. The experimental results show that the proposed system provides a high level of symmetry between irrelevant permissions and malware Apps. Further, the proposed system is promising and may provide a low-cost alternative for Android malware detection for malicious or repackaged Apps.&quot;,&quot;container-title&quot;:&quot;Symmetry&quot;,&quot;DOI&quot;:&quot;10.3390/sym14040718&quot;,&quot;ISSN&quot;:&quot;2073-8994&quot;,&quot;issue&quot;:&quot;4&quot;,&quot;language&quot;:&quot;en&quot;,&quot;license&quot;:&quot;http://creativecommons.org/licenses/by/3.0/&quot;,&quot;note&quot;:&quot;publisher: Multidisciplinary Digital Publishing Institute&quot;,&quot;page&quot;:&quot;718&quot;,&quot;source&quot;:&quot;www.mdpi.com&quot;,&quot;title&quot;:&quot;Permissions-Based Detection of Android Malware Using Machine Learning&quot;,&quot;volume&quot;:&quot;14&quot;,&quot;author&quot;:[{&quot;family&quot;:&quot;Akbar&quot;,&quot;given&quot;:&quot;Fahad&quot;},{&quot;family&quot;:&quot;Hussain&quot;,&quot;given&quot;:&quot;Mehdi&quot;},{&quot;family&quot;:&quot;Mumtaz&quot;,&quot;given&quot;:&quot;Rafia&quot;},{&quot;family&quot;:&quot;Riaz&quot;,&quot;given&quot;:&quot;Qaiser&quot;},{&quot;family&quot;:&quot;Wahab&quot;,&quot;given&quot;:&quot;Ainuddin Wahid Abdul&quot;},{&quot;family&quot;:&quot;Jung&quot;,&quot;given&quot;:&quot;Ki-Hyun&quot;}],&quot;issued&quot;:{&quot;date-parts&quot;:[[&quot;2022&quot;,4]]}}}],&quot;schema&quot;:&quot;https://github.com/citation-style-language/schema/raw/master/csl-citation.json&quot;} RNDqCu3Y5HBEi"/><text:span text:style-name="T8"> 10.000 Android uygulamasının izinlerinden oluşturdukları bir verisetini, zararlı yazılım tespiti maksadıyla, kendilerinin geliştirdikleri makine öğrenmesi tabanlı modelde kullanmış ve geliştirdikleri model ile Support Vector Machine, Random Forest, Rotation Forest ve Naïve Bayes yöntemlerinden daha yüksek doğruluk oranına ulaşmışlardır.</text:span></text:p>
      <text:p text:style-name="P12"><text:span text:style-name="T8"/></text:p>
      <text:p text:style-name="Standard"><text:span text:style-name="T9">Pathak vd. (2024) </text:span><text:reference-mark-start text:name="ZOTERO_ITEM CSL_CITATION {&quot;citationID&quot;:&quot;GWtYFHyy&quot;,&quot;properties&quot;:{&quot;formattedCitation&quot;:&quot;[15]&quot;,&quot;plainCitation&quot;:&quot;[15]&quot;,&quot;noteIndex&quot;:0},&quot;citationItems&quot;:[{&quot;id&quot;:48,&quot;uris&quot;:[&quot;http://zotero.org/users/18593329/items/4Q6Q84CT&quot;],&quot;itemData&quot;:{&quot;id&quot;:48,&quot;type&quot;:&quot;article-journal&quot;,&quot;abstract&quot;:&quot;Since Android is the popular mobile operating system worldwide, malicious attackers seek out Android smartphones as targets. The Android malware can be identified through a number of established detection techniques. However, the issues presented by modern malware cannot be met by traditional signature or heuristic-based malware detection methods. Previous research suggests that machine-learning classifiers can be utilised to analyse permissions, making it possible to differentiate between malicious and benign applications on the Android platform. There exist machine-learning methods that utilise permission-based attributes to build models for the detection of malware on Android devices. Nevertheless, the performance of these detection methods is dependent on the raw or feature datasets. Android malware research frequently faces a major obstacle due to the lack of adequate and up-to-date raw malware datasets. In this paper, we put forward a systematic approach to generate an Android permission-based dataset using static analysis. To create the dataset, we collect recent raw malware samples (APK files) and focus on the reverse engineering approach and permission-based features extraction. We also conduct a thorough feature analysis to determine the important Android permissions and present a machine-learning-based Android malware detection mechanism. The experimental result of our study demonstrates that with just 48 features, the random forest classifier-based Android malware detection model obtains the best accuracy of 97.5%.&quot;,&quot;container-title&quot;:&quot;EURASIP Journal on Information Security&quot;,&quot;DOI&quot;:&quot;10.1186/s13635-024-00182-3&quot;,&quot;ISSN&quot;:&quot;2510-523X&quot;,&quot;issue&quot;:&quot;1&quot;,&quot;journalAbbreviation&quot;:&quot;EURASIP J. on Info. Security&quot;,&quot;language&quot;:&quot;en&quot;,&quot;page&quot;:&quot;33&quot;,&quot;source&quot;:&quot;Springer Link&quot;,&quot;title&quot;:&quot;Static analysis framework for permission-based dataset generation and android malware detection using machine learning&quot;,&quot;volume&quot;:&quot;2024&quot;,&quot;author&quot;:[{&quot;family&quot;:&quot;Pathak&quot;,&quot;given&quot;:&quot;Amarjyoti&quot;},{&quot;family&quot;:&quot;Kumar&quot;,&quot;given&quot;:&quot;Th. Shanta&quot;},{&quot;family&quot;:&quot;Barman&quot;,&quot;given&quot;:&quot;Utpal&quot;}],&quot;issued&quot;:{&quot;date-parts&quot;:[[&quot;2024&quot;,10,23]]}}}],&quot;schema&quot;:&quot;https://github.com/citation-style-language/schema/raw/master/csl-citation.json&quot;} RND79p0ixbxGL"/><text:span text:style-name="T9">[15]</text:span><text:reference-mark-end text:name="ZOTERO_ITEM CSL_CITATION {&quot;citationID&quot;:&quot;GWtYFHyy&quot;,&quot;properties&quot;:{&quot;formattedCitation&quot;:&quot;[15]&quot;,&quot;plainCitation&quot;:&quot;[15]&quot;,&quot;noteIndex&quot;:0},&quot;citationItems&quot;:[{&quot;id&quot;:48,&quot;uris&quot;:[&quot;http://zotero.org/users/18593329/items/4Q6Q84CT&quot;],&quot;itemData&quot;:{&quot;id&quot;:48,&quot;type&quot;:&quot;article-journal&quot;,&quot;abstract&quot;:&quot;Since Android is the popular mobile operating system worldwide, malicious attackers seek out Android smartphones as targets. The Android malware can be identified through a number of established detection techniques. However, the issues presented by modern malware cannot be met by traditional signature or heuristic-based malware detection methods. Previous research suggests that machine-learning classifiers can be utilised to analyse permissions, making it possible to differentiate between malicious and benign applications on the Android platform. There exist machine-learning methods that utilise permission-based attributes to build models for the detection of malware on Android devices. Nevertheless, the performance of these detection methods is dependent on the raw or feature datasets. Android malware research frequently faces a major obstacle due to the lack of adequate and up-to-date raw malware datasets. In this paper, we put forward a systematic approach to generate an Android permission-based dataset using static analysis. To create the dataset, we collect recent raw malware samples (APK files) and focus on the reverse engineering approach and permission-based features extraction. We also conduct a thorough feature analysis to determine the important Android permissions and present a machine-learning-based Android malware detection mechanism. The experimental result of our study demonstrates that with just 48 features, the random forest classifier-based Android malware detection model obtains the best accuracy of 97.5%.&quot;,&quot;container-title&quot;:&quot;EURASIP Journal on Information Security&quot;,&quot;DOI&quot;:&quot;10.1186/s13635-024-00182-3&quot;,&quot;ISSN&quot;:&quot;2510-523X&quot;,&quot;issue&quot;:&quot;1&quot;,&quot;journalAbbreviation&quot;:&quot;EURASIP J. on Info. Security&quot;,&quot;language&quot;:&quot;en&quot;,&quot;page&quot;:&quot;33&quot;,&quot;source&quot;:&quot;Springer Link&quot;,&quot;title&quot;:&quot;Static analysis framework for permission-based dataset generation and android malware detection using machine learning&quot;,&quot;volume&quot;:&quot;2024&quot;,&quot;author&quot;:[{&quot;family&quot;:&quot;Pathak&quot;,&quot;given&quot;:&quot;Amarjyoti&quot;},{&quot;family&quot;:&quot;Kumar&quot;,&quot;given&quot;:&quot;Th. Shanta&quot;},{&quot;family&quot;:&quot;Barman&quot;,&quot;given&quot;:&quot;Utpal&quot;}],&quot;issued&quot;:{&quot;date-parts&quot;:[[&quot;2024&quot;,10,23]]}}}],&quot;schema&quot;:&quot;https://github.com/citation-style-language/schema/raw/master/csl-citation.json&quot;} RND79p0ixbxGL"/><text:span text:style-name="T9"> 585 uygulamayı, kullandıkları 48 izni esas alarak, makine öğrenmesi tabanlı yöntemlerle zararlı yazılım içerip içermediğine göre %97,5 doğruluk oranıyla sınıflandırmıştır.</text:span></text:p>
      <text:p text:style-name="P11"/>
      <text:p text:style-name="P13"><text:span text:style-name="T11">Mat vd. (2021) </text:span><text:reference-mark-start text:name="ZOTERO_ITEM CSL_CITATION {&quot;citationID&quot;:&quot;K5EsURYv&quot;,&quot;properties&quot;:{&quot;formattedCitation&quot;:&quot;[16]&quot;,&quot;plainCitation&quot;:&quot;[16]&quot;,&quot;noteIndex&quot;:0},&quot;citationItems&quot;:[{&quot;id&quot;:50,&quot;uris&quot;:[&quot;http://zotero.org/users/18593329/items/ILUK4JJZ&quot;],&quot;itemData&quot;:{&quot;id&quot;:50,&quot;type&quot;:&quot;article-journal&quot;,&quot;abstract&quot;:&quot;The unprecedented growth of mobile technology has generated an increase in malware and raised concerns over malware threats. Different approaches have been adopted to overcome the malware attacks yet this spread is still increasing. To combat this issue, this study proposes an Android malware detection system based on permission features using Bayesian classification. The permission features were extracted via the static analysis technique. The 10,000 samples for the judgement were obtained from AndroZoo and Drebin databases. The experiment was then conducted using two algorithms for feature selection: information gain and chi-square. The best accuracy rate of detection of permission features achieved was 91.1%.&quot;,&quot;container-title&quot;:&quot;ICT Express&quot;,&quot;DOI&quot;:&quot;10.1016/j.icte.2021.09.003&quot;,&quot;ISSN&quot;:&quot;2405-9595&quot;,&quot;issue&quot;:&quot;3&quot;,&quot;journalAbbreviation&quot;:&quot;ICT Express&quot;,&quot;page&quot;:&quot;424-431&quot;,&quot;source&quot;:&quot;ScienceDirect&quot;,&quot;title&quot;:&quot;A Bayesian probability model for Android malware detection&quot;,&quot;volume&quot;:&quot;8&quot;,&quot;author&quot;:[{&quot;family&quot;:&quot;Mat&quot;,&quot;given&quot;:&quot;Sharfah Ratibah Tuan&quot;},{&quot;family&quot;:&quot;Razak&quot;,&quot;given&quot;:&quot;Mohd Faizal Ab&quot;},{&quot;family&quot;:&quot;Kahar&quot;,&quot;given&quot;:&quot;Mohd Nizam Mohmad&quot;},{&quot;family&quot;:&quot;Arif&quot;,&quot;given&quot;:&quot;Juliza Mohamad&quot;},{&quot;family&quot;:&quot;Firdaus&quot;,&quot;given&quot;:&quot;Ahmad&quot;}],&quot;issued&quot;:{&quot;date-parts&quot;:[[&quot;2022&quot;,9,1]]}}}],&quot;schema&quot;:&quot;https://github.com/citation-style-language/schema/raw/master/csl-citation.json&quot;} RNDHXqVHqQM3g"/><text:span text:style-name="T11">[16]</text:span><text:reference-mark-end text:name="ZOTERO_ITEM CSL_CITATION {&quot;citationID&quot;:&quot;K5EsURYv&quot;,&quot;properties&quot;:{&quot;formattedCitation&quot;:&quot;[16]&quot;,&quot;plainCitation&quot;:&quot;[16]&quot;,&quot;noteIndex&quot;:0},&quot;citationItems&quot;:[{&quot;id&quot;:50,&quot;uris&quot;:[&quot;http://zotero.org/users/18593329/items/ILUK4JJZ&quot;],&quot;itemData&quot;:{&quot;id&quot;:50,&quot;type&quot;:&quot;article-journal&quot;,&quot;abstract&quot;:&quot;The unprecedented growth of mobile technology has generated an increase in malware and raised concerns over malware threats. Different approaches have been adopted to overcome the malware attacks yet this spread is still increasing. To combat this issue, this study proposes an Android malware detection system based on permission features using Bayesian classification. The permission features were extracted via the static analysis technique. The 10,000 samples for the judgement were obtained from AndroZoo and Drebin databases. The experiment was then conducted using two algorithms for feature selection: information gain and chi-square. The best accuracy rate of detection of permission features achieved was 91.1%.&quot;,&quot;container-title&quot;:&quot;ICT Express&quot;,&quot;DOI&quot;:&quot;10.1016/j.icte.2021.09.003&quot;,&quot;ISSN&quot;:&quot;2405-9595&quot;,&quot;issue&quot;:&quot;3&quot;,&quot;journalAbbreviation&quot;:&quot;ICT Express&quot;,&quot;page&quot;:&quot;424-431&quot;,&quot;source&quot;:&quot;ScienceDirect&quot;,&quot;title&quot;:&quot;A Bayesian probability model for Android malware detection&quot;,&quot;volume&quot;:&quot;8&quot;,&quot;author&quot;:[{&quot;family&quot;:&quot;Mat&quot;,&quot;given&quot;:&quot;Sharfah Ratibah Tuan&quot;},{&quot;family&quot;:&quot;Razak&quot;,&quot;given&quot;:&quot;Mohd Faizal Ab&quot;},{&quot;family&quot;:&quot;Kahar&quot;,&quot;given&quot;:&quot;Mohd Nizam Mohmad&quot;},{&quot;family&quot;:&quot;Arif&quot;,&quot;given&quot;:&quot;Juliza Mohamad&quot;},{&quot;family&quot;:&quot;Firdaus&quot;,&quot;given&quot;:&quot;Ahmad&quot;}],&quot;issued&quot;:{&quot;date-parts&quot;:[[&quot;2022&quot;,9,1]]}}}],&quot;schema&quot;:&quot;https://github.com/citation-style-language/schema/raw/master/csl-citation.json&quot;} RNDHXqVHqQM3g"/><text:span text:style-name="T11"> tarafından s</text:span><text:span text:style-name="T10">tatik yöntemler kullan</text:span><text:span text:style-name="T11">ılarak yapılan </text:span><text:span text:style-name="T10">bir başka çalışmada</text:span><text:span text:style-name="T11">,</text:span><text:span text:style-name="T10"> 10.000 uygulamanın APK dosyalarından oluşturulan veri seti, Bayes yöntemi </text:span><text:span text:style-name="T11">ve</text:span><text:span text:style-name="T10"> Çi-kare algoritmasıyla zararlı yazılım olup olmadığına göre %91 doğruluk oranıyla sınıflandırılmıştır.</text:span></text:p>
      <text:p text:style-name="P13"><text:span text:style-name="T10"/></text:p>
      <text:p text:style-name="P13"><text:span text:style-name="T10">N</text:span><text:span text:style-name="T12">LP kullarak 2 milyon uygulama hakkında yazılan 287 milyon yorumu inceleyen Nema vd. (2022) </text:span><text:reference-mark-start text:name="ZOTERO_ITEM CSL_CITATION {&quot;citationID&quot;:&quot;pYn0stnA&quot;,&quot;properties&quot;:{&quot;formattedCitation&quot;:&quot;[17]&quot;,&quot;plainCitation&quot;:&quot;[17]&quot;,&quot;noteIndex&quot;:0},&quot;citationItems&quot;:[{&quot;id&quot;:52,&quot;uris&quot;:[&quot;http://zotero.org/users/18593329/items/B2C5RWR5&quot;],&quot;itemData&quot;:{&quot;id&quot;:52,&quot;type&quot;:&quot;paper-conference&quot;,&quot;abstract&quot;:&quot;In this paper we present a methodology to analyze users' concerns and perspectives about privacy at scale. We leverage NLP techniques to process millions of mobile app reviews and extract privacy concerns. Our methodology is composed of a binary classifier that distinguishes between privacy and non-privacy related reviews. We use clustering to gather reviews that discuss similar privacy concerns, and employ summarization metrics to extract representative reviews to summarize each cluster. We apply our methods on 287M reviews for about 2M apps across the 29 categories in Google Play to identify top privacy pain points in mobile apps. We identified approximately 440K privacy related reviews. We find that privacy related reviews occur in all 29 categories, with some issues arising across numerous app categories and other issues only surfacing in a small set of app categories. We show empirical evidence that confirms dominant privacy themes - concerns about apps requesting unnecessary permissions, collection of personal information, frustration with privacy controls, tracking and the selling of personal data. As far as we know, this is the first large scale analysis to confirm these findings based on hundreds of thousands of user inputs. We also observe some unexpected findings such as users warning each other not to install an app due to privacy issues, users uninstalling apps due to privacy reasons, as well as positive reviews that reward developers for privacy friendly apps. Finally we discuss the implications of our method and findings for developers and app stores.&quot;,&quot;collection-title&quot;:&quot;ICSE '22&quot;,&quot;container-title&quot;:&quot;Proceedings of the 44th International Conference on Software Engineering&quot;,&quot;DOI&quot;:&quot;10.1145/3510003.3510079&quot;,&quot;event-place&quot;:&quot;New York, NY, USA&quot;,&quot;ISBN&quot;:&quot;978-1-4503-9221-1&quot;,&quot;page&quot;:&quot;112–124&quot;,&quot;publisher&quot;:&quot;Association for Computing Machinery&quot;,&quot;publisher-place&quot;:&quot;New York, NY, USA&quot;,&quot;source&quot;:&quot;ACM Digital Library&quot;,&quot;title&quot;:&quot;Analyzing user perspectives on mobile app privacy at scale&quot;,&quot;URL&quot;:&quot;https://dl.acm.org/doi/10.1145/3510003.3510079&quot;,&quot;author&quot;:[{&quot;family&quot;:&quot;Nema&quot;,&quot;given&quot;:&quot;Preksha&quot;},{&quot;family&quot;:&quot;Anthonysamy&quot;,&quot;given&quot;:&quot;Pauline&quot;},{&quot;family&quot;:&quot;Taft&quot;,&quot;given&quot;:&quot;Nina&quot;},{&quot;family&quot;:&quot;Peddinti&quot;,&quot;given&quot;:&quot;Sai Teja&quot;}],&quot;accessed&quot;:{&quot;date-parts&quot;:[[&quot;2025&quot;,11,26]]},&quot;issued&quot;:{&quot;date-parts&quot;:[[&quot;2022&quot;,7,5]]}}}],&quot;schema&quot;:&quot;https://github.com/citation-style-language/schema/raw/master/csl-citation.json&quot;} RNDF4a399AeuP"/><text:span text:style-name="T12">[17]</text:span><text:reference-mark-end text:name="ZOTERO_ITEM CSL_CITATION {&quot;citationID&quot;:&quot;pYn0stnA&quot;,&quot;properties&quot;:{&quot;formattedCitation&quot;:&quot;[17]&quot;,&quot;plainCitation&quot;:&quot;[17]&quot;,&quot;noteIndex&quot;:0},&quot;citationItems&quot;:[{&quot;id&quot;:52,&quot;uris&quot;:[&quot;http://zotero.org/users/18593329/items/B2C5RWR5&quot;],&quot;itemData&quot;:{&quot;id&quot;:52,&quot;type&quot;:&quot;paper-conference&quot;,&quot;abstract&quot;:&quot;In this paper we present a methodology to analyze users' concerns and perspectives about privacy at scale. We leverage NLP techniques to process millions of mobile app reviews and extract privacy concerns. Our methodology is composed of a binary classifier that distinguishes between privacy and non-privacy related reviews. We use clustering to gather reviews that discuss similar privacy concerns, and employ summarization metrics to extract representative reviews to summarize each cluster. We apply our methods on 287M reviews for about 2M apps across the 29 categories in Google Play to identify top privacy pain points in mobile apps. We identified approximately 440K privacy related reviews. We find that privacy related reviews occur in all 29 categories, with some issues arising across numerous app categories and other issues only surfacing in a small set of app categories. We show empirical evidence that confirms dominant privacy themes - concerns about apps requesting unnecessary permissions, collection of personal information, frustration with privacy controls, tracking and the selling of personal data. As far as we know, this is the first large scale analysis to confirm these findings based on hundreds of thousands of user inputs. We also observe some unexpected findings such as users warning each other not to install an app due to privacy issues, users uninstalling apps due to privacy reasons, as well as positive reviews that reward developers for privacy friendly apps. Finally we discuss the implications of our method and findings for developers and app stores.&quot;,&quot;collection-title&quot;:&quot;ICSE '22&quot;,&quot;container-title&quot;:&quot;Proceedings of the 44th International Conference on Software Engineering&quot;,&quot;DOI&quot;:&quot;10.1145/3510003.3510079&quot;,&quot;event-place&quot;:&quot;New York, NY, USA&quot;,&quot;ISBN&quot;:&quot;978-1-4503-9221-1&quot;,&quot;page&quot;:&quot;112–124&quot;,&quot;publisher&quot;:&quot;Association for Computing Machinery&quot;,&quot;publisher-place&quot;:&quot;New York, NY, USA&quot;,&quot;source&quot;:&quot;ACM Digital Library&quot;,&quot;title&quot;:&quot;Analyzing user perspectives on mobile app privacy at scale&quot;,&quot;URL&quot;:&quot;https://dl.acm.org/doi/10.1145/3510003.3510079&quot;,&quot;author&quot;:[{&quot;family&quot;:&quot;Nema&quot;,&quot;given&quot;:&quot;Preksha&quot;},{&quot;family&quot;:&quot;Anthonysamy&quot;,&quot;given&quot;:&quot;Pauline&quot;},{&quot;family&quot;:&quot;Taft&quot;,&quot;given&quot;:&quot;Nina&quot;},{&quot;family&quot;:&quot;Peddinti&quot;,&quot;given&quot;:&quot;Sai Teja&quot;}],&quot;accessed&quot;:{&quot;date-parts&quot;:[[&quot;2025&quot;,11,26]]},&quot;issued&quot;:{&quot;date-parts&quot;:[[&quot;2022&quot;,7,5]]}}}],&quot;schema&quot;:&quot;https://github.com/citation-style-language/schema/raw/master/csl-citation.json&quot;} RNDF4a399AeuP"/><text:span text:style-name="T12">, </text:span><text:span text:style-name="T13">mahremiyetle ilgili olumsuz kullanıcı yorumlarının ilk sırasında, uygulamaların gerekli olandan çok fazla izne sahip olduğunu ortaya koymuştur.</text:span></text:p>
      <text:p text:style-name="P13"><text:span text:style-name="T13"/></text:p>
      <text:p text:style-name="P14"><text:span text:style-name="T14">Kullanıcı mahremiyeti ve uygulamaların veri akışlarını inceleyen </text:span><text:span text:style-name="T13">A</text:span><text:span text:style-name="T14">lkindi vd. (2021) </text:span><text:reference-mark-start text:name="ZOTERO_ITEM CSL_CITATION {&quot;citationID&quot;:&quot;8rksEQjN&quot;,&quot;properties&quot;:{&quot;formattedCitation&quot;:&quot;[18]&quot;,&quot;plainCitation&quot;:&quot;[18]&quot;,&quot;noteIndex&quot;:0},&quot;citationItems&quot;:[{&quot;id&quot;:33,&quot;uris&quot;:[&quot;http://zotero.org/users/18593329/items/VVHB9HVD&quot;],&quot;itemData&quot;:{&quot;id&quot;:33,&quot;type&quot;:&quot;article-journal&quot;,&quot;abstract&quot;:&quot;Android mobile apps gain access to numerous users' private data. Users of different Android mobile apps have less control over their sensitive data during installation and run-time processes. Too often, these apps consider data privacy less serious than users' expectations. Many mobile apps misbehave and upload users' data without permission which confirmed the possibility of privacy leakage through different network channels. The literature has proposed various approaches to protect user's data and avoid privacy violations. This paper, provides a comprehensive overview of state-of-art research on Android user privacy, and data flow control. The aim is to highlight the main trends, pinpoint the main methodologies applied, and enumerate the privacy violations faced by Android users. We also shed some light on the directions where the researcher's community effort is still needed. To this end, we conduct a Systematic Literature Review (SLR) during which we surveyed 109 relevant research papers published in leading conferences and journals. Our thorough examination of the relevant literature has led to a critical analysis of the proposed solutions with a focus on user privacy extensions and mechanisms for the Android mobile platform. Furthermore, possible solutions and research directions have been discussed.&quot;,&quot;container-title&quot;:&quot;Journal of Cyber Security and Mobility&quot;,&quot;DOI&quot;:&quot;10.13052/jcsm2245-1439.1019&quot;,&quot;ISSN&quot;:&quot;2245-4578&quot;,&quot;issue&quot;:&quot;1&quot;,&quot;page&quot;:&quot;261-304&quot;,&quot;source&quot;:&quot;IEEE Xplore&quot;,&quot;title&quot;:&quot;User Privacy and Data Flow Control for Android Apps: Systematic Literature Review&quot;,&quot;title-short&quot;:&quot;User Privacy and Data Flow Control for Android Apps&quot;,&quot;volume&quot;:&quot;10&quot;,&quot;author&quot;:[{&quot;family&quot;:&quot;Alkindi&quot;,&quot;given&quot;:&quot;Zainab Rashid&quot;},{&quot;family&quot;:&quot;Sarrab&quot;,&quot;given&quot;:&quot;Mohamed&quot;},{&quot;family&quot;:&quot;Alzeidi&quot;,&quot;given&quot;:&quot;Nasser&quot;}],&quot;issued&quot;:{&quot;date-parts&quot;:[[&quot;2021&quot;,2]]}}}],&quot;schema&quot;:&quot;https://github.com/citation-style-language/schema/raw/master/csl-citation.json&quot;} RND79A6Brb7Dx"/><text:span text:style-name="T14">[18]</text:span><text:reference-mark-end text:name="ZOTERO_ITEM CSL_CITATION {&quot;citationID&quot;:&quot;8rksEQjN&quot;,&quot;properties&quot;:{&quot;formattedCitation&quot;:&quot;[18]&quot;,&quot;plainCitation&quot;:&quot;[18]&quot;,&quot;noteIndex&quot;:0},&quot;citationItems&quot;:[{&quot;id&quot;:33,&quot;uris&quot;:[&quot;http://zotero.org/users/18593329/items/VVHB9HVD&quot;],&quot;itemData&quot;:{&quot;id&quot;:33,&quot;type&quot;:&quot;article-journal&quot;,&quot;abstract&quot;:&quot;Android mobile apps gain access to numerous users' private data. Users of different Android mobile apps have less control over their sensitive data during installation and run-time processes. Too often, these apps consider data privacy less serious than users' expectations. Many mobile apps misbehave and upload users' data without permission which confirmed the possibility of privacy leakage through different network channels. The literature has proposed various approaches to protect user's data and avoid privacy violations. This paper, provides a comprehensive overview of state-of-art research on Android user privacy, and data flow control. The aim is to highlight the main trends, pinpoint the main methodologies applied, and enumerate the privacy violations faced by Android users. We also shed some light on the directions where the researcher's community effort is still needed. To this end, we conduct a Systematic Literature Review (SLR) during which we surveyed 109 relevant research papers published in leading conferences and journals. Our thorough examination of the relevant literature has led to a critical analysis of the proposed solutions with a focus on user privacy extensions and mechanisms for the Android mobile platform. Furthermore, possible solutions and research directions have been discussed.&quot;,&quot;container-title&quot;:&quot;Journal of Cyber Security and Mobility&quot;,&quot;DOI&quot;:&quot;10.13052/jcsm2245-1439.1019&quot;,&quot;ISSN&quot;:&quot;2245-4578&quot;,&quot;issue&quot;:&quot;1&quot;,&quot;page&quot;:&quot;261-304&quot;,&quot;source&quot;:&quot;IEEE Xplore&quot;,&quot;title&quot;:&quot;User Privacy and Data Flow Control for Android Apps: Systematic Literature Review&quot;,&quot;title-short&quot;:&quot;User Privacy and Data Flow Control for Android Apps&quot;,&quot;volume&quot;:&quot;10&quot;,&quot;author&quot;:[{&quot;family&quot;:&quot;Alkindi&quot;,&quot;given&quot;:&quot;Zainab Rashid&quot;},{&quot;family&quot;:&quot;Sarrab&quot;,&quot;given&quot;:&quot;Mohamed&quot;},{&quot;family&quot;:&quot;Alzeidi&quot;,&quot;given&quot;:&quot;Nasser&quot;}],&quot;issued&quot;:{&quot;date-parts&quot;:[[&quot;2021&quot;,2]]}}}],&quot;schema&quot;:&quot;https://github.com/citation-style-language/schema/raw/master/csl-citation.json&quot;} RND79A6Brb7Dx"/><text:span text:style-name="T14"> uygulamaların, kişisel verileri kullanıcıların rızası olmaksızın </text:span><text:span text:style-name="T15">çeşitli network <text:s/>kanallarıyla </text:span><text:span text:style-name="T14">telefondan başka ortamlara gönderdiğini ortaya koymuştur.</text:span></text:p>
      <text:p text:style-name="P14"><text:span text:style-name="T14"/></text:p>
      <text:p text:style-name="P13"><text:span text:style-name="T16">U</text:span><text:span text:style-name="T18">ygulama izin kombinasyonlarının, risk değerlendirilmesinde izinlerin tek tek hesaplanmasından daha farklı ele alınması gerektiğini düşünen Song vd. (2021) </text:span><text:reference-mark-start text:name="ZOTERO_ITEM CSL_CITATION {&quot;citationID&quot;:&quot;evFzcixH&quot;,&quot;properties&quot;:{&quot;formattedCitation&quot;:&quot;[19]&quot;,&quot;plainCitation&quot;:&quot;[19]&quot;,&quot;noteIndex&quot;:0},&quot;citationItems&quot;:[{&quot;id&quot;:58,&quot;uris&quot;:[&quot;http://zotero.org/users/18593329/items/AR8DBFB8&quot;],&quot;itemData&quot;:{&quot;id&quot;:58,&quot;type&quot;:&quot;article-journal&quot;,&quot;abstract&quot;:&quot;Since a growing number of malicious applications attempt to steal users’ private data by illegally invoking permissions, application stores have carried out many malware detection methods based on application permissions. However, most of them ignore specific permission combinations and application categories that affect the detection accuracy. The features they extracted are neither representative enough to distinguish benign and malicious applications. For these problems, an Android malware detection method based on permission sensitivity is proposed. First, for each kind of application categories, the permission features and permission combination features are extracted. The sensitive permission feature set corresponding to each category label is then obtained by the feature selection method based on permission sensitivity. In the following step, the permission call situation of the application to be detected is compared with the sensitive permission feature set, and the weight allocation method is used to quantify this information into numerical features. In the proposed method of malicious application detection, three machine-learning algorithms are selected to construct the classifier model and optimize the parameters. Compared with traditional methods, the proposed method consumed 60.94% less time while still achieving high accuracy of up to 92.17%.&quot;,&quot;container-title&quot;:&quot;Security and Communication Networks&quot;,&quot;DOI&quot;:&quot;10.1155/2021/6689486&quot;,&quot;ISSN&quot;:&quot;1939-0122&quot;,&quot;issue&quot;:&quot;1&quot;,&quot;language&quot;:&quot;en&quot;,&quot;license&quot;:&quot;Copyright © 2021 Yubo Song et al.&quot;,&quot;note&quot;:&quot;_eprint: https://onlinelibrary.wiley.com/doi/pdf/10.1155/2021/6689486&quot;,&quot;page&quot;:&quot;6689486&quot;,&quot;source&quot;:&quot;Wiley Online Library&quot;,&quot;title&quot;:&quot;Permission Sensitivity-Based Malicious Application Detection for Android&quot;,&quot;volume&quot;:&quot;2021&quot;,&quot;author&quot;:[{&quot;family&quot;:&quot;Song&quot;,&quot;given&quot;:&quot;Yubo&quot;},{&quot;family&quot;:&quot;Geng&quot;,&quot;given&quot;:&quot;Yijin&quot;},{&quot;family&quot;:&quot;Wang&quot;,&quot;given&quot;:&quot;Junbo&quot;},{&quot;family&quot;:&quot;Gao&quot;,&quot;given&quot;:&quot;Shang&quot;},{&quot;family&quot;:&quot;Shi&quot;,&quot;given&quot;:&quot;Wei&quot;}],&quot;issued&quot;:{&quot;date-parts&quot;:[[&quot;2021&quot;]]}}}],&quot;schema&quot;:&quot;https://github.com/citation-style-language/schema/raw/master/csl-citation.json&quot;} RNDQmyCYd6Htc"/><text:span text:style-name="T18">[19]</text:span><text:reference-mark-end text:name="ZOTERO_ITEM CSL_CITATION {&quot;citationID&quot;:&quot;evFzcixH&quot;,&quot;properties&quot;:{&quot;formattedCitation&quot;:&quot;[19]&quot;,&quot;plainCitation&quot;:&quot;[19]&quot;,&quot;noteIndex&quot;:0},&quot;citationItems&quot;:[{&quot;id&quot;:58,&quot;uris&quot;:[&quot;http://zotero.org/users/18593329/items/AR8DBFB8&quot;],&quot;itemData&quot;:{&quot;id&quot;:58,&quot;type&quot;:&quot;article-journal&quot;,&quot;abstract&quot;:&quot;Since a growing number of malicious applications attempt to steal users’ private data by illegally invoking permissions, application stores have carried out many malware detection methods based on application permissions. However, most of them ignore specific permission combinations and application categories that affect the detection accuracy. The features they extracted are neither representative enough to distinguish benign and malicious applications. For these problems, an Android malware detection method based on permission sensitivity is proposed. First, for each kind of application categories, the permission features and permission combination features are extracted. The sensitive permission feature set corresponding to each category label is then obtained by the feature selection method based on permission sensitivity. In the following step, the permission call situation of the application to be detected is compared with the sensitive permission feature set, and the weight allocation method is used to quantify this information into numerical features. In the proposed method of malicious application detection, three machine-learning algorithms are selected to construct the classifier model and optimize the parameters. Compared with traditional methods, the proposed method consumed 60.94% less time while still achieving high accuracy of up to 92.17%.&quot;,&quot;container-title&quot;:&quot;Security and Communication Networks&quot;,&quot;DOI&quot;:&quot;10.1155/2021/6689486&quot;,&quot;ISSN&quot;:&quot;1939-0122&quot;,&quot;issue&quot;:&quot;1&quot;,&quot;language&quot;:&quot;en&quot;,&quot;license&quot;:&quot;Copyright © 2021 Yubo Song et al.&quot;,&quot;note&quot;:&quot;_eprint: https://onlinelibrary.wiley.com/doi/pdf/10.1155/2021/6689486&quot;,&quot;page&quot;:&quot;6689486&quot;,&quot;source&quot;:&quot;Wiley Online Library&quot;,&quot;title&quot;:&quot;Permission Sensitivity-Based Malicious Application Detection for Android&quot;,&quot;volume&quot;:&quot;2021&quot;,&quot;author&quot;:[{&quot;family&quot;:&quot;Song&quot;,&quot;given&quot;:&quot;Yubo&quot;},{&quot;family&quot;:&quot;Geng&quot;,&quot;given&quot;:&quot;Yijin&quot;},{&quot;family&quot;:&quot;Wang&quot;,&quot;given&quot;:&quot;Junbo&quot;},{&quot;family&quot;:&quot;Gao&quot;,&quot;given&quot;:&quot;Shang&quot;},{&quot;family&quot;:&quot;Shi&quot;,&quot;given&quot;:&quot;Wei&quot;}],&quot;issued&quot;:{&quot;date-parts&quot;:[[&quot;2021&quot;]]}}}],&quot;schema&quot;:&quot;https://github.com/citation-style-language/schema/raw/master/csl-citation.json&quot;} RNDQmyCYd6Htc"/><text:span text:style-name="T18"> , uygulama kategorilerinde sık kullandıkları izin kombinasyonlarını içeren bir veri seti oluşturmuş ve yine kendi geliştirdikleri model ile zararlı uygulama tespitinde yüksek doğruluk oranına ulaşmışlardır.</text:span></text:p>
      <text:p text:style-name="Standard"><text:span text:style-name="T18"/></text:p>
      <text:p text:style-name="P15"><text:span text:style-name="T14">N</text:span><text:span text:style-name="T17">guyen vd. (2024) </text:span><text:reference-mark-start text:name="ZOTERO_ITEM CSL_CITATION {&quot;citationID&quot;:&quot;l9RloYW2&quot;,&quot;properties&quot;:{&quot;formattedCitation&quot;:&quot;[20]&quot;,&quot;plainCitation&quot;:&quot;[20]&quot;,&quot;noteIndex&quot;:0},&quot;citationItems&quot;:[{&quot;id&quot;:32,&quot;uris&quot;:[&quot;http://zotero.org/users/18593329/items/AA2RA6RV&quot;],&quot;itemData&quot;:{&quot;id&quot;:32,&quot;type&quot;:&quot;article-journal&quot;,&quot;container-title&quot;:&quot;Computers &amp; Security&quot;,&quot;DOI&quot;:&quot;10.1016/j.cose.2024.103814&quot;,&quot;ISSN&quot;:&quot;01674048&quot;,&quot;journalAbbreviation&quot;:&quot;Computers &amp; Security&quot;,&quot;language&quot;:&quot;en&quot;,&quot;page&quot;:&quot;103814&quot;,&quot;source&quot;:&quot;DOI.org (Crossref)&quot;,&quot;title&quot;:&quot;XLMR4MD: New Vietnamese dataset and framework for detecting the consistency of description and permission in Android applications using large language models&quot;,&quot;title-short&quot;:&quot;XLMR4MD&quot;,&quot;volume&quot;:&quot;140&quot;,&quot;author&quot;:[{&quot;family&quot;:&quot;Nguyen&quot;,&quot;given&quot;:&quot;Qui Ngoc&quot;},{&quot;family&quot;:&quot;Cam&quot;,&quot;given&quot;:&quot;Nguyen Tan&quot;},{&quot;family&quot;:&quot;Van Nguyen&quot;,&quot;given&quot;:&quot;Kiet&quot;}],&quot;issued&quot;:{&quot;date-parts&quot;:[[&quot;2024&quot;,5]]}}}],&quot;schema&quot;:&quot;https://github.com/citation-style-language/schema/raw/master/csl-citation.json&quot;} RND6fijj5Y4oX"/><text:span text:style-name="T17">[20]</text:span><text:reference-mark-end text:name="ZOTERO_ITEM CSL_CITATION {&quot;citationID&quot;:&quot;l9RloYW2&quot;,&quot;properties&quot;:{&quot;formattedCitation&quot;:&quot;[20]&quot;,&quot;plainCitation&quot;:&quot;[20]&quot;,&quot;noteIndex&quot;:0},&quot;citationItems&quot;:[{&quot;id&quot;:32,&quot;uris&quot;:[&quot;http://zotero.org/users/18593329/items/AA2RA6RV&quot;],&quot;itemData&quot;:{&quot;id&quot;:32,&quot;type&quot;:&quot;article-journal&quot;,&quot;container-title&quot;:&quot;Computers &amp; Security&quot;,&quot;DOI&quot;:&quot;10.1016/j.cose.2024.103814&quot;,&quot;ISSN&quot;:&quot;01674048&quot;,&quot;journalAbbreviation&quot;:&quot;Computers &amp; Security&quot;,&quot;language&quot;:&quot;en&quot;,&quot;page&quot;:&quot;103814&quot;,&quot;source&quot;:&quot;DOI.org (Crossref)&quot;,&quot;title&quot;:&quot;XLMR4MD: New Vietnamese dataset and framework for detecting the consistency of description and permission in Android applications using large language models&quot;,&quot;title-short&quot;:&quot;XLMR4MD&quot;,&quot;volume&quot;:&quot;140&quot;,&quot;author&quot;:[{&quot;family&quot;:&quot;Nguyen&quot;,&quot;given&quot;:&quot;Qui Ngoc&quot;},{&quot;family&quot;:&quot;Cam&quot;,&quot;given&quot;:&quot;Nguyen Tan&quot;},{&quot;family&quot;:&quot;Van Nguyen&quot;,&quot;given&quot;:&quot;Kiet&quot;}],&quot;issued&quot;:{&quot;date-parts&quot;:[[&quot;2024&quot;,5]]}}}],&quot;schema&quot;:&quot;https://github.com/citation-style-language/schema/raw/master/csl-citation.json&quot;} RND6fijj5Y4oX"/><text:span text:style-name="T17"> uygulamaların manifestlerinde erişmeyi taahhüt ettikleri izinlerle gerçekten eriştikleri izinler arasındaki tutarsızlıklar</text:span><text:span text:style-name="T16">ı </text:span><text:span text:style-name="T38">inceleyen çalışmaların genellikle İngilizce dilindeki uygulama manifestleri kullanılarak yapıldığını, diğer dillerdeki manifestlerle yapılan çalışmaların sınırlı olduğunu tespit etmişler</text:span><text:span text:style-name="T16">, </text:span><text:span text:style-name="T17">Vietnam </text:span><text:span text:style-name="T16">dilindeki manifestleri kullanarak kendilerinin geliştirdiği model ile diğer makine öğrenmesi modellerine göre daha yüksek doğrulukla tespit etmiştir.</text:span></text:p>
      <text:p text:style-name="P15"><text:span text:style-name="T16"/></text:p>
      <text:p text:style-name="P13"><text:span text:style-name="T19">K</text:span><text:span text:style-name="T16">ötü amaçlı yazılım tespiti için izin bilgileri ile API çağrılarını birlikte kullanan bir yöntem öner</text:span><text:span text:style-name="T19">en </text:span><text:span text:style-name="T16">Yang v</text:span><text:span text:style-name="T19">d</text:span><text:span text:style-name="T16"> (2022) </text:span><text:reference-mark-start text:name="ZOTERO_ITEM CSL_CITATION {&quot;citationID&quot;:&quot;QVVTSmYQ&quot;,&quot;properties&quot;:{&quot;formattedCitation&quot;:&quot;[21]&quot;,&quot;plainCitation&quot;:&quot;[21]&quot;,&quot;noteIndex&quot;:0},&quot;citationItems&quot;:[{&quot;id&quot;:61,&quot;uris&quot;:[&quot;http://zotero.org/users/18593329/items/94UNGJXC&quot;],&quot;itemData&quot;:{&quot;id&quot;:61,&quot;type&quot;:&quot;article-journal&quot;,&quot;abstract&quot;:&quot;The dynamic code loading mechanism of the Android system allows an application to load executable files externally at runtime. This mechanism makes the development of applications more convenient, but it also brings security issues. Applications that hide malicious behavior in the external file by dynamic code loading are becoming a new challenge for Android malware detection. To overcome this challenge, based on dynamic code loading mechanisms, three types of threat models, i.e. Model I, Model II, and Model III are defined. For the Model I type malware, its malicious behavior occurs in DexCode, so the application programming interface (API) classes were used to characterize the behavior of the DexCode file. For the Model II type and Model III type malwares whose malicious behaviors occur in an external file, the permission complement is defined to characterize the behaviors of the external file. Based on permission complement and API calls, an Android malicious application detection method is proposed, of which feature sets are constructed by improving a feature selection method. Five datasets containing 15,581 samples are used to evaluate the performance of the proposed method. The experimental results show that our detection method achieves accuracy of 99.885% on general dataset, and performes the best on all evaluation metrics on all datasets in all comparison methods.&quot;,&quot;container-title&quot;:&quot;Chinese Journal of Electronics&quot;,&quot;DOI&quot;:&quot;10.1049/cje.2020.00.217&quot;,&quot;ISSN&quot;:&quot;2075-5597&quot;,&quot;issue&quot;:&quot;4&quot;,&quot;language&quot;:&quot;en&quot;,&quot;license&quot;:&quot;© 2022 Chinese Institute of Electronics&quot;,&quot;note&quot;:&quot;_eprint: https://ietresearch.onlinelibrary.wiley.com/doi/pdf/10.1049/cje.2020.00.217&quot;,&quot;page&quot;:&quot;773-785&quot;,&quot;source&quot;:&quot;Wiley Online Library&quot;,&quot;title&quot;:&quot;Android Malware Detection Method Based on Permission Complement and API Calls&quot;,&quot;volume&quot;:&quot;31&quot;,&quot;author&quot;:[{&quot;family&quot;:&quot;Yang&quot;,&quot;given&quot;:&quot;Jiyun&quot;},{&quot;family&quot;:&quot;Tang&quot;,&quot;given&quot;:&quot;Jiang&quot;},{&quot;family&quot;:&quot;Yan&quot;,&quot;given&quot;:&quot;Ran&quot;},{&quot;family&quot;:&quot;Xiang&quot;,&quot;given&quot;:&quot;Tao&quot;}],&quot;issued&quot;:{&quot;date-parts&quot;:[[&quot;2022&quot;]]}}}],&quot;schema&quot;:&quot;https://github.com/citation-style-language/schema/raw/master/csl-citation.json&quot;} RNDAV3usNsCpm"/><text:span text:style-name="T16">[21]</text:span><text:reference-mark-end text:name="ZOTERO_ITEM CSL_CITATION {&quot;citationID&quot;:&quot;QVVTSmYQ&quot;,&quot;properties&quot;:{&quot;formattedCitation&quot;:&quot;[21]&quot;,&quot;plainCitation&quot;:&quot;[21]&quot;,&quot;noteIndex&quot;:0},&quot;citationItems&quot;:[{&quot;id&quot;:61,&quot;uris&quot;:[&quot;http://zotero.org/users/18593329/items/94UNGJXC&quot;],&quot;itemData&quot;:{&quot;id&quot;:61,&quot;type&quot;:&quot;article-journal&quot;,&quot;abstract&quot;:&quot;The dynamic code loading mechanism of the Android system allows an application to load executable files externally at runtime. This mechanism makes the development of applications more convenient, but it also brings security issues. Applications that hide malicious behavior in the external file by dynamic code loading are becoming a new challenge for Android malware detection. To overcome this challenge, based on dynamic code loading mechanisms, three types of threat models, i.e. Model I, Model II, and Model III are defined. For the Model I type malware, its malicious behavior occurs in DexCode, so the application programming interface (API) classes were used to characterize the behavior of the DexCode file. For the Model II type and Model III type malwares whose malicious behaviors occur in an external file, the permission complement is defined to characterize the behaviors of the external file. Based on permission complement and API calls, an Android malicious application detection method is proposed, of which feature sets are constructed by improving a feature selection method. Five datasets containing 15,581 samples are used to evaluate the performance of the proposed method. The experimental results show that our detection method achieves accuracy of 99.885% on general dataset, and performes the best on all evaluation metrics on all datasets in all comparison methods.&quot;,&quot;container-title&quot;:&quot;Chinese Journal of Electronics&quot;,&quot;DOI&quot;:&quot;10.1049/cje.2020.00.217&quot;,&quot;ISSN&quot;:&quot;2075-5597&quot;,&quot;issue&quot;:&quot;4&quot;,&quot;language&quot;:&quot;en&quot;,&quot;license&quot;:&quot;© 2022 Chinese Institute of Electronics&quot;,&quot;note&quot;:&quot;_eprint: https://ietresearch.onlinelibrary.wiley.com/doi/pdf/10.1049/cje.2020.00.217&quot;,&quot;page&quot;:&quot;773-785&quot;,&quot;source&quot;:&quot;Wiley Online Library&quot;,&quot;title&quot;:&quot;Android Malware Detection Method Based on Permission Complement and API Calls&quot;,&quot;volume&quot;:&quot;31&quot;,&quot;author&quot;:[{&quot;family&quot;:&quot;Yang&quot;,&quot;given&quot;:&quot;Jiyun&quot;},{&quot;family&quot;:&quot;Tang&quot;,&quot;given&quot;:&quot;Jiang&quot;},{&quot;family&quot;:&quot;Yan&quot;,&quot;given&quot;:&quot;Ran&quot;},{&quot;family&quot;:&quot;Xiang&quot;,&quot;given&quot;:&quot;Tao&quot;}],&quot;issued&quot;:{&quot;date-parts&quot;:[[&quot;2022&quot;]]}}}],&quot;schema&quot;:&quot;https://github.com/citation-style-language/schema/raw/master/csl-citation.json&quot;} RNDAV3usNsCpm"/><text:span text:style-name="T16">, <text:s/>uygulama</text:span><text:span text:style-name="T19">lar</text:span><text:span text:style-name="T16">ın bildirdiği izinlerle gerçek davranışını yansıtan API çağrıları</text:span><text:span text:style-name="T19">nı</text:span><text:span text:style-name="T16"> karşılaştırılarak eksik izinlerin </text:span><text:span text:style-name="T19">ortaya çıkarılmasını</text:span><text:span text:style-name="T16"> sağlanmıştır. Bu sayede uygulamanın davranış profili daha doğru çıkarılmış ve kötü amaçlı yazılımların tespitinde geleneksel izin tabanlı yöntemlere kıyasla daha yüksek doğruluk elde edilmiştir.</text:span></text:p>
      <text:p text:style-name="P13"><text:span text:style-name="T16"/></text:p>
      <text:p text:style-name="Standard"><text:soft-page-break/><text:span text:style-name="T16">Android uygulamalarında tehlikeli izinlerin GDPR’a uyumunu değerlendirmek için manifest dosyasında beyan edilen izinler ile gerçek çalışma anındaki veri erişimleri arasındaki uyumsuzlukları </text:span><text:span text:style-name="T20">inceleyen McConkey ve Olukoya (2024) </text:span><text:reference-mark-start text:name="ZOTERO_ITEM CSL_CITATION {&quot;citationID&quot;:&quot;8jxJoQhP&quot;,&quot;properties&quot;:{&quot;formattedCitation&quot;:&quot;[22]&quot;,&quot;plainCitation&quot;:&quot;[22]&quot;,&quot;noteIndex&quot;:0},&quot;citationItems&quot;:[{&quot;id&quot;:64,&quot;uris&quot;:[&quot;http://zotero.org/users/18593329/items/4SN5BU84&quot;],&quot;itemData&quot;:{&quot;id&quot;:64,&quot;type&quot;:&quot;article-journal&quot;,&quot;abstract&quot;:&quot;Data and privacy laws, such as the GDPR, require mobile apps that collect and process the personal data of their citizens to have a legally-compliant policy. Since these mobile apps are hosted on app distribution platforms such as Google Play Store and App Store, the app publishers also require the app developers who wish to submit a new app or make changes to an existing app to be transparent about their app privacy practices regarding handling sensitive user data that requires sensitive permissions such as calendar, camera, microphone. To verify compliance with privacy regulators and app distribution platforms, the app privacy policies and permissions are investigated for consistency. However, little has been done to investigate GDPR completeness checking within the Android permission ecosystem. In this paper, we investigate the design and runtime approaches towards completeness checking of sensitive (‘dangerous’) Android permission policy declarations against GDPR. In this paper, we investigate the design and runtime approaches towards completeness checking of dangerous Android permission policy declarations against GDPR. Leveraging the MPP-270 annotated corpus that describes permission declarations in application privacy policies, six natural language processing and language modelling algorithms are developed to measure permission completeness during runtime while a proof of concept Class Unified Modeling Language Diagram (UML) tool is developed to generate GDPR-compliant permission policy declarations using UML diagrams during design time. This paper makes a significant contribution to the identification of appropriate permission policy declaration methodologies that a developer can use to target particular GDPR laws, increasing GDPR compliance by 12% in cases during runtime using BERT word embedding, measuring GDPR compliance in permission policy sentences, and a UML-driven tool to generate compliant permission declarations.&quot;,&quot;container-title&quot;:&quot;IEEE Access&quot;,&quot;DOI&quot;:&quot;10.1109/ACCESS.2023.3347194&quot;,&quot;ISSN&quot;:&quot;2169-3536&quot;,&quot;page&quot;:&quot;1-22&quot;,&quot;source&quot;:&quot;IEEE Xplore&quot;,&quot;title&quot;:&quot;Runtime and Design Time Completeness Checking of Dangerous Android App Permissions Against GDPR&quot;,&quot;volume&quot;:&quot;12&quot;,&quot;author&quot;:[{&quot;family&quot;:&quot;Mcconkey&quot;,&quot;given&quot;:&quot;Ryan&quot;},{&quot;family&quot;:&quot;Olukoya&quot;,&quot;given&quot;:&quot;Oluwafemi&quot;}],&quot;issued&quot;:{&quot;date-parts&quot;:[[&quot;2024&quot;]]}}}],&quot;schema&quot;:&quot;https://github.com/citation-style-language/schema/raw/master/csl-citation.json&quot;} RNDFxxC4cxyzk"/><text:span text:style-name="T20">[22]</text:span><text:reference-mark-end text:name="ZOTERO_ITEM CSL_CITATION {&quot;citationID&quot;:&quot;8jxJoQhP&quot;,&quot;properties&quot;:{&quot;formattedCitation&quot;:&quot;[22]&quot;,&quot;plainCitation&quot;:&quot;[22]&quot;,&quot;noteIndex&quot;:0},&quot;citationItems&quot;:[{&quot;id&quot;:64,&quot;uris&quot;:[&quot;http://zotero.org/users/18593329/items/4SN5BU84&quot;],&quot;itemData&quot;:{&quot;id&quot;:64,&quot;type&quot;:&quot;article-journal&quot;,&quot;abstract&quot;:&quot;Data and privacy laws, such as the GDPR, require mobile apps that collect and process the personal data of their citizens to have a legally-compliant policy. Since these mobile apps are hosted on app distribution platforms such as Google Play Store and App Store, the app publishers also require the app developers who wish to submit a new app or make changes to an existing app to be transparent about their app privacy practices regarding handling sensitive user data that requires sensitive permissions such as calendar, camera, microphone. To verify compliance with privacy regulators and app distribution platforms, the app privacy policies and permissions are investigated for consistency. However, little has been done to investigate GDPR completeness checking within the Android permission ecosystem. In this paper, we investigate the design and runtime approaches towards completeness checking of sensitive (‘dangerous’) Android permission policy declarations against GDPR. In this paper, we investigate the design and runtime approaches towards completeness checking of dangerous Android permission policy declarations against GDPR. Leveraging the MPP-270 annotated corpus that describes permission declarations in application privacy policies, six natural language processing and language modelling algorithms are developed to measure permission completeness during runtime while a proof of concept Class Unified Modeling Language Diagram (UML) tool is developed to generate GDPR-compliant permission policy declarations using UML diagrams during design time. This paper makes a significant contribution to the identification of appropriate permission policy declaration methodologies that a developer can use to target particular GDPR laws, increasing GDPR compliance by 12% in cases during runtime using BERT word embedding, measuring GDPR compliance in permission policy sentences, and a UML-driven tool to generate compliant permission declarations.&quot;,&quot;container-title&quot;:&quot;IEEE Access&quot;,&quot;DOI&quot;:&quot;10.1109/ACCESS.2023.3347194&quot;,&quot;ISSN&quot;:&quot;2169-3536&quot;,&quot;page&quot;:&quot;1-22&quot;,&quot;source&quot;:&quot;IEEE Xplore&quot;,&quot;title&quot;:&quot;Runtime and Design Time Completeness Checking of Dangerous Android App Permissions Against GDPR&quot;,&quot;volume&quot;:&quot;12&quot;,&quot;author&quot;:[{&quot;family&quot;:&quot;Mcconkey&quot;,&quot;given&quot;:&quot;Ryan&quot;},{&quot;family&quot;:&quot;Olukoya&quot;,&quot;given&quot;:&quot;Oluwafemi&quot;}],&quot;issued&quot;:{&quot;date-parts&quot;:[[&quot;2024&quot;]]}}}],&quot;schema&quot;:&quot;https://github.com/citation-style-language/schema/raw/master/csl-citation.json&quot;} RNDFxxC4cxyzk"/><text:span text:style-name="T20">, </text:span><text:span text:style-name="T16">birçok uygulamada beyan edilen izinlerin fiili davranışı yansıtmadığını ve GDPR uyumluluğunun daha güvenilir şekilde değerlendiril</text:span><text:span text:style-name="T20">mesi gerektiğini </text:span><text:span text:style-name="T16">göstermiştir.</text:span></text:p>
      <text:p text:style-name="P15"><text:span text:style-name="T16"/></text:p>
      <text:p text:style-name="P15"><text:span text:style-name="T16">Arif ve arkadaşları (2021), kötü amaçlı yazılımların tespitinde izin tabanlı yaklaşımların etkinliğini artırmak için statik analiz temelli </text:span><text:span text:style-name="T21">olarak önerdikleri</text:span><text:span text:style-name="T16"> model </text:span><text:span text:style-name="T21">ile</text:span><text:span text:style-name="T16"> uygulamaların manifest dosyalarındaki izin yapılarını </text:span><text:span text:style-name="T21">inceleyerek</text:span><text:span text:style-name="T16"> kötü amaçlı yazılımlara özgü izin kalıplarını belirlemiş ve bu kalıpların makine öğrenimi tabanlı sınıflandırıcılarla entegre edildiğinde tespit performansını anlamlı şekilde yükselttiğini göstermiştir. Deneysel sonuçlar, statik izin analizinin özellikle düşük kaynak tüketimiyle geniş ölçekli kötü amaçlı yazılım taramalarında etkili bir yöntem sunduğunu ortaya koymaktadır.</text:span></text:p>
      <text:p text:style-name="P15"><text:span text:style-name="T16"/></text:p>
      <text:p text:style-name="P15"><text:span text:style-name="T16"/></text:p>
      <text:p text:style-name="P15"><text:span text:style-name="T16"/></text:p>
      <text:p text:style-name="P15"><text:span text:style-name="T16"/></text:p>
      <text:section text:style-name="Sect1" text:name="ZOTERO_BIBL {&quot;uncited&quot;:[],&quot;omitted&quot;:[],&quot;custom&quot;:[]} CSL_BIBLIOGRAPHY RNDzE2fUwsaXf">
        <text:p text:style-name="Bibliography_20_1">[1]<text:tab/>US Army, “An Assessment of Security and Survivability in a Decisive Action Training Environment”, U.S. Army Research Institute, Scientific Report ARI-SS-SR 2024-17, 2024.</text:p>
        <text:p text:style-name="Bibliography_20_1">[2]<text:tab/>U. S. Army, <text:span text:style-name="T39">Ranger Handbook <text:s/>(TC 3-21.76)</text:span>. Lulu Press, Incorporated, 2017. [Çevrimiçi]. Erişim adresi: https://books.google.com.tr/books?id=HTJxDwAAQBAJ</text:p>
        <text:p text:style-name="Bibliography_20_1">[3]<text:tab/>US Army, <text:span text:style-name="T39">NFANTRY RIFLE PLATOON AND SQUAD (ATP 3-21.8)</text:span>. 2024.</text:p>
        <text:p text:style-name="Bibliography_20_1">[4]<text:tab/>US Army, <text:span text:style-name="T39">CYBERSPACE OPERATIONS AND ELECTROMAGNETIC WARFARE (FM 3-12)</text:span>. 2021.</text:p>
        <text:p text:style-name="Bibliography_20_1">[5]<text:tab/>US Army, <text:span text:style-name="T39">Techniques for Tactical Signal Support to Theater Operations ATP <text:s/>6-02.45</text:span>. içinde ATP. 2019.</text:p>
        <text:p text:style-name="Bibliography_20_1">[6]<text:tab/>US Army, <text:span text:style-name="T39">TECHNIQUES FOR COMMUNICATIONS SECURITY ATP 6-02.75</text:span>. içinde ATP, no. 6– 02.75. 2020.</text:p>
        <text:p text:style-name="Bibliography_20_1">[7]<text:tab/>R. Horbyk, “"The war phone”: mobile communication on the frontline in Eastern Ukraine”, 2022, doi: https://doi.org/10.1057/s42984-022-00049-2.</text:p>
        <text:p text:style-name="Bibliography_20_1">[8]<text:tab/>Z. Aung ve W. Zaw, “Permission-Based Android Malware Detection”, <text:span text:style-name="T39">Int. J. Sci. Technol. Res.</text:span>, c. 2, sy 3, 2013.</text:p>
        <text:p text:style-name="Bibliography_20_1">[9]<text:tab/>S. Yılmaz ve M. Davis, “Hidden Permissions on Android: A Permission-Based Android Mobile Privacy Risk Model”, program adı: Proceedings of the 22nd European Conference on Cyber Warfare and Security, ECCWS 2023, 2023.</text:p>
        <text:p text:style-name="Bibliography_20_1">[10]<text:tab/>P. R. Harikrishnan ve P. Periyasamy, “A Review on the Analysis of the Effectiveness of Permission Based Security Models in Android Apps”, program adı: 2024 International Conference on Circuit Power and Computing Technologies (ICCPCT), 2024.</text:p>
        <text:p text:style-name="Bibliography_20_1">[11]<text:tab/>A. Kumar, K. S. Kuppusamy, ve G. Aghila, “FAMOUS: Forensic Analysis of MObile devices Using Scoring of application permissions”, <text:span text:style-name="T39">Future Gener. Comput. Syst.</text:span>, c. 83, ss. 158-172, Haz. 2018, doi: 10.1016/j.future.2018.02.001.</text:p>
        <text:p text:style-name="Bibliography_20_1">[12]<text:tab/>M. S. Rahman <text:span text:style-name="T39">vd.</text:span>, “PermPress: Machine Learning-Based Pipeline to Evaluate Permissions in App Privacy Policies”, <text:span text:style-name="T39">IEEE Access</text:span>, c. 10, ss. 89248-89269, 2022, doi: 10.1109/ACCESS.2022.3199882.</text:p>
        <text:p text:style-name="Bibliography_20_1">[13]<text:tab/>S. Seraj, S. Khodambashi, M. Pavlidis, ve N. Polatidis, “HamDroid: permission-based harmful android anti-malware detection using neural networks”, <text:span text:style-name="T39">Neural Comput. Appl.</text:span>, c. 34, sy 18, ss. 15165-15174, Eyl. 2022, doi: 10.1007/s00521-021-06755-4.</text:p>
        <text:p text:style-name="Bibliography_20_1">[14]<text:tab/>F. Akbar, M. Hussain, R. Mumtaz, Q. Riaz, A. W. A. Wahab, ve K.-H. Jung, “Permissions-Based Detection of Android Malware Using Machine Learning”, <text:span text:style-name="T39">Symmetry</text:span>, c. 14, sy 4, s. 718, Nis. 2022, doi: 10.3390/sym14040718.</text:p>
        <text:p text:style-name="Bibliography_20_1"><text:soft-page-break/>[15]<text:tab/>A. Pathak, Th. S. Kumar, ve U. Barman, “Static analysis framework for permission-based dataset generation and android malware detection using machine learning”, <text:span text:style-name="T39">EURASIP J. Inf. Secur.</text:span>, c. 2024, sy 1, s. 33, Eki. 2024, doi: 10.1186/s13635-024-00182-3.</text:p>
        <text:p text:style-name="Bibliography_20_1"><text:soft-page-break/>[16]<text:tab/>S. R. T. Mat, M. F. A. Razak, M. N. M. Kahar, J. M. Arif, ve A. Firdaus, “A Bayesian probability model for Android malware detection”, <text:span text:style-name="T39">ICT Express</text:span>, c. 8, sy 3, ss. 424-431, Eyl. 2022, doi: 10.1016/j.icte.2021.09.003.</text:p>
        <text:p text:style-name="Bibliography_20_1">[17]<text:tab/>P. Nema, P. Anthonysamy, N. Taft, ve S. T. Peddinti, “Analyzing user perspectives on mobile app privacy at scale”, içinde <text:span text:style-name="T39">Proceedings of the 44th International Conference on Software Engineering</text:span>, içinde ICSE ’22. New York, NY, USA: Association for Computing Machinery, Tem. 2022, ss. 112-124. doi: 10.1145/3510003.3510079.</text:p>
        <text:p text:style-name="Bibliography_20_1">[18]<text:tab/>Z. R. Alkindi, M. Sarrab, ve N. Alzeidi, “User Privacy and Data Flow Control for Android Apps: Systematic Literature Review”, <text:span text:style-name="T39">J. Cyber Secur. Mobil.</text:span>, c. 10, sy 1, ss. 261-304, Şub. 2021, doi: 10.13052/jcsm2245-1439.1019.</text:p>
        <text:p text:style-name="Bibliography_20_1">[19]<text:tab/>Y. Song, Y. Geng, J. Wang, S. Gao, ve W. Shi, “Permission Sensitivity-Based Malicious Application Detection for Android”, <text:span text:style-name="T39">Secur. Commun. Netw.</text:span>, c. 2021, sy 1, s. 6689486, 2021, doi: 10.1155/2021/6689486.</text:p>
        <text:p text:style-name="Bibliography_20_1">[20]<text:tab/>Q. N. Nguyen, N. T. Cam, ve K. Van Nguyen, “XLMR4MD: New Vietnamese dataset and framework for detecting the consistency of description and permission in Android applications using large language models”, <text:span text:style-name="T39">Comput. Secur.</text:span>, c. 140, s. 103814, May. 2024, doi: 10.1016/j.cose.2024.103814.</text:p>
        <text:p text:style-name="Bibliography_20_1">[21]<text:tab/>J. Yang, J. Tang, R. Yan, ve T. Xiang, “Android Malware Detection Method Based on Permission Complement and API Calls”, <text:span text:style-name="T39">Chin. J. Electron.</text:span>, c. 31, sy 4, ss. 773-785, 2022, doi: 10.1049/cje.2020.00.217.</text:p>
        <text:p text:style-name="Bibliography_20_1">[22]<text:tab/>R. Mcconkey ve O. Olukoya, “Runtime and Design Time Completeness Checking of Dangerous Android App Permissions Against GDPR”, <text:span text:style-name="T39">IEEE Access</text:span>, c. 12, ss. 1-22, 2024, doi: 10.1109/ACCESS.2023.3347194.</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ibliography_20_1" style:display-name="Bibliography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8T21:28:19.053885776</meta:creation-date>
    <dc:date>2025-12-04T19:32:25.637401652</dc:date>
    <meta:editing-duration>P1DT4H17M45S</meta:editing-duration>
    <meta:editing-cycles>71</meta:editing-cycles>
    <meta:generator>LibreOffice/7.6.6.3$Linux_X86_64 LibreOffice_project/d97b2716a9a4a2ce1391dee1765565ea469b0ae7</meta:generator>
    <meta:document-statistic meta:table-count="0" meta:image-count="0" meta:object-count="0" meta:page-count="5" meta:paragraph-count="49" meta:word-count="1509" meta:character-count="11937" meta:non-whitespace-character-count="10469"/>
    <meta:user-defined meta:name="ZOTERO_PREF_1">&lt;data data-version="3" zotero-version="7.0.30"&gt;&lt;session id="tIZ1Q5AE"/&gt;&lt;style id="http://www.zotero.org/styles/ieee" locale="tr-TR" hasBibliography="1" bibliographyStyleHasBeenSet="1"/&gt;&lt;prefs&gt;&lt;pref name="fieldType" value="ReferenceMark"/&gt;&lt;pref name="autom</meta:user-defined>
    <meta:user-defined meta:name="ZOTERO_PREF_2">aticJournalAbbreviations" value="true"/&gt;&lt;/prefs&gt;&lt;/data&gt;</meta:user-defined>
  </office:meta>
</office:document-meta>
</file>